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c91c0b">1. はじめに</text:a></text:p>
          <text:p text:style-name="Contents_20_1"><text:a xlink:type="simple" xlink:href="#orge64b095">2. 基本設定</text:a></text:p>
          <text:p text:style-name="Contents_20_2"><text:a xlink:type="simple" xlink:href="#org6004386">2.1. init.el のヘッダ</text:a></text:p>
          <text:p text:style-name="Contents_20_2"><text:a xlink:type="simple" xlink:href="#orgf01e103">2.2. init ファイルの読み込み時間計測</text:a></text:p>
          <text:p text:style-name="Contents_20_2"><text:a xlink:type="simple" xlink:href="#org5b393dd">2.3. 起動時間の計測</text:a></text:p>
          <text:p text:style-name="Contents_20_2"><text:a xlink:type="simple" xlink:href="#org63c84c7">2.4. GCサイズの最適化</text:a></text:p>
          <text:p text:style-name="Contents_20_2"><text:a xlink:type="simple" xlink:href="#orgc38e712">2.5. [exec-path-from-shell] PATH設定をシェルから継承する</text:a></text:p>
          <text:p text:style-name="Contents_20_2"><text:a xlink:type="simple" xlink:href="#orgc718aa8">2.6. cl を使う</text:a></text:p>
          <text:p text:style-name="Contents_20_2"><text:a xlink:type="simple" xlink:href="#org4f198f5">2.7. [load-package-p] 設定の読み込みフラグを確認する</text:a></text:p>
          <text:p text:style-name="Contents_20_2"><text:a xlink:type="simple" xlink:href="#org15a3019">2.8. リストで関数を渡せる autoload-if-found を使う</text:a></text:p>
          <text:p text:style-name="Contents_20_2"><text:a xlink:type="simple" xlink:href="#org832c18b">2.9. [eval-after-autoload-if-found] 複数関数を対象とする遅延読み込み</text:a></text:p>
          <text:p text:style-name="Contents_20_3"><text:a xlink:type="simple" xlink:href="#orgf7864ef">2.9.1. 関数版</text:a></text:p>
          <text:p text:style-name="Contents_20_3"><text:a xlink:type="simple" xlink:href="#orga253a37">2.9.2. マクロ版</text:a></text:p>
          <text:p text:style-name="Contents_20_2"><text:a xlink:type="simple" xlink:href="#org0c3cb1a">2.10. [library-p] load-path にライブラリがあるかを判定</text:a></text:p>
          <text:p text:style-name="Contents_20_2"><text:a xlink:type="simple" xlink:href="#org3acc7d3">2.11. [passed-clock-p] 指定時刻が本日の未来の時刻かを判定</text:a></text:p>
          <text:p text:style-name="Contents_20_2"><text:a xlink:type="simple" xlink:href="#org4d2b297">2.12. [input-focus-p] フォーカス判定</text:a></text:p>
          <text:p text:style-name="Contents_20_2"><text:a xlink:type="simple" xlink:href="#orgb4d101e">2.13. 警告の抑制</text:a></text:p>
          <text:p text:style-name="Contents_20_2"><text:a xlink:type="simple" xlink:href="#org80fef5a">2.14. エラー表示の抑制</text:a></text:p>
          <text:p text:style-name="Contents_20_2"><text:a xlink:type="simple" xlink:href="#org12f1e37">2.15. C-x C-c で容易にEmacsを終了させないように質問する</text:a></text:p>
          <text:p text:style-name="Contents_20_3"><text:a xlink:type="simple" xlink:href="#org6460aed">2.15.1. キーバインド</text:a></text:p>
          <text:p text:style-name="Contents_20_2"><text:a xlink:type="simple" xlink:href="#org4ae1e1c">2.16. Messages 出力を封じるためのマクロ</text:a></text:p>
          <text:p text:style-name="Contents_20_2"><text:a xlink:type="simple" xlink:href="#orgfdd3039">2.17. エンターキーの挙動</text:a></text:p>
          <text:p text:style-name="Contents_20_2"><text:a xlink:type="simple" xlink:href="#org14a8ce5">2.18. コマンド入力中に入力過程をミニバッファに反映する</text:a></text:p>
          <text:p text:style-name="Contents_20_1"><text:a xlink:type="simple" xlink:href="#org2bd7302">3. コア設定</text:a></text:p>
          <text:p text:style-name="Contents_20_2"><text:a xlink:type="simple" xlink:href="#org206f832">3.1. 言語／文字コード</text:a></text:p>
          <text:p text:style-name="Contents_20_2"><text:a xlink:type="simple" xlink:href="#orgc564029">3.2. 日本語入力</text:a></text:p>
          <text:p text:style-name="Contents_20_2"><text:a xlink:type="simple" xlink:href="#orgb652b94">3.3. [ag.el] 検索</text:a></text:p>
          <text:p text:style-name="Contents_20_2"><text:a xlink:type="simple" xlink:href="#orgc300594">3.4. 基本キーバインド</text:a></text:p>
          <text:p text:style-name="Contents_20_2"><text:a xlink:type="simple" xlink:href="#orga0b3123">3.5. ナローイングするか</text:a></text:p>
          <text:p text:style-name="Contents_20_2"><text:a xlink:type="simple" xlink:href="#orgbe726f4">3.6. バッファの終わりでのnewlineを禁止する</text:a></text:p>
          <text:p text:style-name="Contents_20_2"><text:a xlink:type="simple" xlink:href="#org3edae3d">3.7. 常に最終行に一行追加する</text:a></text:p>
          <text:p text:style-name="Contents_20_2"><text:a xlink:type="simple" xlink:href="#orge8d0511">3.8. 長い文章を右端で常に折り返す</text:a></text:p>
          <text:p text:style-name="Contents_20_2"><text:a xlink:type="simple" xlink:href="#orga5faf16">3.9. バッファが外部から編集された場合に自動で再読み込みする</text:a></text:p>
          <text:p text:style-name="Contents_20_2"><text:a xlink:type="simple" xlink:href="#orgfcadf91">3.10. [uniquify.el] 同じバッファ名が開かれた場合に区別する</text:a></text:p>
          <text:p text:style-name="Contents_20_2"><text:a xlink:type="simple" xlink:href="#orgee9646d">3.11. マウスで選択した領域を自動コピー</text:a></text:p>
          <text:p text:style-name="Contents_20_2"><text:a xlink:type="simple" xlink:href="#org53762d3">3.12. パッケージ管理</text:a></text:p>
          <text:p text:style-name="Contents_20_3"><text:a xlink:type="simple" xlink:href="#org5930839">3.12.1. [cask-mode.el] モード設定</text:a></text:p>
          <text:p text:style-name="Contents_20_3"><text:a xlink:type="simple" xlink:href="#org9fa6818">3.12.2. Cask のセットアップ</text:a></text:p>
          <text:p text:style-name="Contents_20_3"><text:a xlink:type="simple" xlink:href="#orgf02c775">3.12.3. load-path を一箇所にして起動を高速化</text:a></text:p>
          <text:p text:style-name="Contents_20_3"><text:a xlink:type="simple" xlink:href="#org986940c">3.12.4. [paradox.el] パッケージ選択画面の改善</text:a></text:p>
          <text:p text:style-name="Contents_20_2"><text:a xlink:type="simple" xlink:href="#org57f3a40">3.13. インデント</text:a></text:p>
          <text:p text:style-name="Contents_20_2"><text:a xlink:type="simple" xlink:href="#org3c0d4a1">3.14. [aggressive-indent] 即時バッファ整形</text:a></text:p>
          <text:p text:style-name="Contents_20_2"><text:a xlink:type="simple" xlink:href="#org1672cab">3.15. ファイルリンクを辿る時に確認のメッセージを出さない</text:a></text:p>
          <text:p text:style-name="Contents_20_2"><text:a xlink:type="simple" xlink:href="#org851f982">3.16. MBPビルド用設定</text:a></text:p>
          <text:p text:style-name="Contents_20_2"><text:a xlink:type="simple" xlink:href="#orgc2b9582">3.17. NSビルド用設定 <text:span text:style-name="OrgTags">[<text:span text:style-name="OrgTag">Mac</text:span>]</text:span></text:a></text:p>
          <text:p text:style-name="Contents_20_1"><text:a xlink:type="simple" xlink:href="#orgf29b053">4. カーソル移動</text:a></text:p>
          <text:p text:style-name="Contents_20_2"><text:a xlink:type="simple" xlink:href="#org82fbb08">4.1. バッファ内のカーソル移動</text:a></text:p>
          <text:p text:style-name="Contents_20_2"><text:a xlink:type="simple" xlink:href="#orgc6430d5">4.2. バッファ間のカーソル移動</text:a></text:p>
          <text:p text:style-name="Contents_20_2"><text:a xlink:type="simple" xlink:href="#org61c4247">4.3. スクロールを制御</text:a></text:p>
          <text:p text:style-name="Contents_20_2"><text:a xlink:type="simple" xlink:href="#orgea3d84f">4.4. スクロールで表示を重複させる行数</text:a></text:p>
          <text:p text:style-name="Contents_20_2"><text:a xlink:type="simple" xlink:href="#orgea79dbe">4.5. [SmoothScroll.el] カーソル固定でスクロールする</text:a></text:p>
          <text:p text:style-name="Contents_20_3"><text:a xlink:type="simple" xlink:href="#org5ecbcea">4.5.1. キーバインド</text:a></text:p>
          <text:p text:style-name="Contents_20_2"><text:a xlink:type="simple" xlink:href="#org5245de2">4.6. [smooth-scroll.el] 滑らかなスクロール</text:a></text:p>
          <text:p text:style-name="Contents_20_2"><text:a xlink:type="simple" xlink:href="#org0195031">4.7. [point-undo.el] カーソル位置を簡単にたどる</text:a></text:p>
          <text:p text:style-name="Contents_20_2"><text:a xlink:type="simple" xlink:href="#org5ecf141">4.8. [cycle-buffer.el] カレントバッファの表示切り替え</text:a></text:p>
          <text:p text:style-name="Contents_20_2"><text:a xlink:type="simple" xlink:href="#org0336c92">4.9. [bm.el] カーソル位置をブックマークして追う</text:a></text:p>
          <text:p text:style-name="Contents_20_2"><text:a xlink:type="simple" xlink:href="#orgdf003a8">4.10. [centered-cursor-mode.el] カーソル位置をバッファ中央に固定</text:a></text:p>
          <text:p text:style-name="Contents_20_1"><text:a xlink:type="simple" xlink:href="#org5b4776b">5. 編集サポート</text:a></text:p>
          <text:p text:style-name="Contents_20_2"><text:a xlink:type="simple" xlink:href="#orgbc3f95c">5.1. 矩形編集／連番入力</text:a></text:p>
          <text:p text:style-name="Contents_20_2"><text:a xlink:type="simple" xlink:href="#orgad7447d">5.2. Yank時に装飾を取る</text:a></text:p>
          <text:p text:style-name="Contents_20_2"><text:a xlink:type="simple" xlink:href="#org33aabcb">5.3. ファイル保存時に時間を記録する</text:a></text:p>
          <text:p text:style-name="Contents_20_2"><text:a xlink:type="simple" xlink:href="#org89f4a39">5.4. 選択リージョンを使って検索</text:a></text:p>
          <text:p text:style-name="Contents_20_2"><text:a xlink:type="simple" xlink:href="#org96b7d5a">5.5. ChangeLog モード</text:a></text:p>
          <text:p text:style-name="Contents_20_2"><text:a xlink:type="simple" xlink:href="#org28ee67e">5.6. テキストモード</text:a></text:p>
          <text:p text:style-name="Contents_20_2"><text:a xlink:type="simple" xlink:href="#orgf46512f">5.7. C/C++モード</text:a></text:p>
          <text:p text:style-name="Contents_20_2"><text:a xlink:type="simple" xlink:href="#orgd9efca3">5.8. C#モード</text:a></text:p>
          <text:p text:style-name="Contents_20_2"><text:a xlink:type="simple" xlink:href="#orga0ff18e">5.9. Infoモード</text:a></text:p>
          <text:p text:style-name="Contents_20_2"><text:a xlink:type="simple" xlink:href="#orge9e4240">5.10. Rモード</text:a></text:p>
          <text:p text:style-name="Contents_20_2"><text:a xlink:type="simple" xlink:href="#org6697df6">5.11. nXMLモード</text:a></text:p>
          <text:p text:style-name="Contents_20_2"><text:a xlink:type="simple" xlink:href="#orgcdfa068">5.12. yamlモード</text:a></text:p>
          <text:p text:style-name="Contents_20_2"><text:a xlink:type="simple" xlink:href="#orgce038ce">5.13. jsonモード</text:a></text:p>
          <text:p text:style-name="Contents_20_2"><text:a xlink:type="simple" xlink:href="#org311b27e">5.14. javascriptモード</text:a></text:p>
          <text:p text:style-name="Contents_20_2"><text:a xlink:type="simple" xlink:href="#org251170e">5.15. csvモード</text:a></text:p>
          <text:p text:style-name="Contents_20_2"><text:a xlink:type="simple" xlink:href="#org833d14c">5.16. asciiモード</text:a></text:p>
          <text:p text:style-name="Contents_20_2"><text:a xlink:type="simple" xlink:href="#org1a52c11">5.17. esモード</text:a></text:p>
          <text:p text:style-name="Contents_20_2"><text:a xlink:type="simple" xlink:href="#org1c32645">5.18. gnuplotモード</text:a></text:p>
          <text:p text:style-name="Contents_20_2"><text:a xlink:type="simple" xlink:href="#orgbbaaa23">5.19. markdown-mode</text:a></text:p>
          <text:p text:style-name="Contents_20_2"><text:a xlink:type="simple" xlink:href="#orgd8b3e88">5.20. スペルチェック</text:a></text:p>
          <text:p text:style-name="Contents_20_2"><text:a xlink:type="simple" xlink:href="#org204bbea">5.21. リアルタイムスペルチェック</text:a></text:p>
          <text:p text:style-name="Contents_20_2"><text:a xlink:type="simple" xlink:href="#org2c6ad36">5.22. [latex-math-preview.el] TeX数式をプレビュー</text:a></text:p>
          <text:p text:style-name="Contents_20_2"><text:a xlink:type="simple" xlink:href="#org8f4565e">5.23. [po-mode.el] 翻訳ファイルの編集</text:a></text:p>
          <text:p text:style-name="Contents_20_2"><text:a xlink:type="simple" xlink:href="#org7aa2d53">5.24. [word-count.el] リージョン内の文字をカウントする</text:a></text:p>
          <text:p text:style-name="Contents_20_2"><text:a xlink:type="simple" xlink:href="#org5a378e1">5.25. [yatex.el] YaTeXモード</text:a></text:p>
          <text:p text:style-name="Contents_20_2"><text:a xlink:type="simple" xlink:href="#org2d81668">5.26. [auxtex.el] AUCTEXモード</text:a></text:p>
          <text:p text:style-name="Contents_20_2"><text:a xlink:type="simple" xlink:href="#org7e840b2">5.27. [display-time-world-mode] 世界時計</text:a></text:p>
          <text:p text:style-name="Contents_20_2"><text:a xlink:type="simple" xlink:href="#orgbb60eae">5.28. [yasnippet.el] Emacs用のテンプレートシステム</text:a></text:p>
          <text:p text:style-name="Contents_20_2"><text:a xlink:type="simple" xlink:href="#orgc3b77ec">5.29. [sdic.el] 英辞郎で英単語を調べる</text:a></text:p>
          <text:p text:style-name="Contents_20_2"><text:a xlink:type="simple" xlink:href="#orgc5a48cf">5.30. MacOSのdictionary.appで辞書をひく</text:a></text:p>
          <text:p text:style-name="Contents_20_2"><text:a xlink:type="simple" xlink:href="#org0201c53">5.31. MacOSのdictionary.appでCOBUILD5の辞書をひく（旧）</text:a></text:p>
          <text:p text:style-name="Contents_20_3"><text:a xlink:type="simple" xlink:href="#orga15ce19">5.31.1. マイナーモード化</text:a></text:p>
          <text:p text:style-name="Contents_20_3"><text:a xlink:type="simple" xlink:href="#orga6c0ddb">5.31.2. キーバインド</text:a></text:p>
          <text:p text:style-name="Contents_20_2"><text:a xlink:type="simple" xlink:href="#orge7d3cd9">5.32. [lookup.el] 辞書</text:a></text:p>
          <text:p text:style-name="Contents_20_3"><text:a xlink:type="simple" xlink:href="#orgc4669aa">5.32.1. キーバインド</text:a></text:p>
          <text:p text:style-name="Contents_20_2"><text:a xlink:type="simple" xlink:href="#orge50b0db">5.33. [cacoo] Cacoo で描く</text:a></text:p>
          <text:p text:style-name="Contents_20_2"><text:a xlink:type="simple" xlink:href="#org0969dfc">5.34. [iedit] バッファ内の同じ文字列を一度に編集する</text:a></text:p>
          <text:p text:style-name="Contents_20_2"><text:a xlink:type="simple" xlink:href="#org0621a77">5.35. [web-mode] HTML編集</text:a></text:p>
          <text:p text:style-name="Contents_20_2"><text:a xlink:type="simple" xlink:href="#org0b13f0a">5.36. [emmet-mode] zencoding の後継</text:a></text:p>
          <text:p text:style-name="Contents_20_2"><text:a xlink:type="simple" xlink:href="#org3d989ad">5.37. [zencoding-mode] HTML編集の高速化（旧）</text:a></text:p>
          <text:p text:style-name="Contents_20_2"><text:a xlink:type="simple" xlink:href="#orgfc207ab">5.38. [describe-number] 16進数などを確認</text:a></text:p>
          <text:p text:style-name="Contents_20_2"><text:a xlink:type="simple" xlink:href="#org20af086">5.39. [web-beautify.el] ソースコード整形</text:a></text:p>
          <text:p text:style-name="Contents_20_2"><text:a xlink:type="simple" xlink:href="#orgce2b537">5.40. [smartparens.el] 対応するカッコの挿入をアシスト</text:a></text:p>
          <text:p text:style-name="Contents_20_2"><text:a xlink:type="simple" xlink:href="#orgdf525b6">5.41. [replace-from-region.el] 選択領域を別の文字列に置き換える</text:a></text:p>
          <text:p text:style-name="Contents_20_2"><text:a xlink:type="simple" xlink:href="#orgee3faf6">5.42. [selected.el] リージョン選択時のアクションを制御</text:a></text:p>
          <text:p text:style-name="Contents_20_1"><text:a xlink:type="simple" xlink:href="#orge555da9">6. 表示サポート</text:a></text:p>
          <text:p text:style-name="Contents_20_2"><text:a xlink:type="simple" xlink:href="#orgda44013">6.1. モードラインのモード名を短くする</text:a></text:p>
          <text:p text:style-name="Contents_20_2"><text:a xlink:type="simple" xlink:href="#org3664869">6.2. モードラインのNarrowを短くする</text:a></text:p>
          <text:p text:style-name="Contents_20_2"><text:a xlink:type="simple" xlink:href="#org2c299ba">6.3. モードラインの節約（VC-mode編）</text:a></text:p>
          <text:p text:style-name="Contents_20_2"><text:a xlink:type="simple" xlink:href="#orgba770a3">6.4. モードラインの色をカスタマイズする</text:a></text:p>
          <text:p text:style-name="Contents_20_3"><text:a xlink:type="simple" xlink:href="#org578f65c">6.4.1. 色セット例</text:a></text:p>
          <text:p text:style-name="Contents_20_2"><text:a xlink:type="simple" xlink:href="#org9a68ba1">6.5. visible-bell のカスタマイズ</text:a></text:p>
          <text:p text:style-name="Contents_20_2"><text:a xlink:type="simple" xlink:href="#org1d56d80">6.6. 常に <text:span text:style-name="Bold">scratch</text:span> を表示して起動する</text:a></text:p>
          <text:p text:style-name="Contents_20_2"><text:a xlink:type="simple" xlink:href="#org6c275a1">6.7. バッテリー情報をモードラインに表示する</text:a></text:p>
          <text:p text:style-name="Contents_20_2"><text:a xlink:type="simple" xlink:href="#org9c82c64">6.8. スクロールバーを非表示にする</text:a></text:p>
          <text:p text:style-name="Contents_20_2"><text:a xlink:type="simple" xlink:href="#org182d3d1">6.9. [yascroll] フリンジにスクロールバーを出す</text:a></text:p>
          <text:p text:style-name="Contents_20_2"><text:a xlink:type="simple" xlink:href="#org48936ba">6.10. ツールバーを非表示にする</text:a></text:p>
          <text:p text:style-name="Contents_20_2"><text:a xlink:type="simple" xlink:href="#orge1a3b2f">6.11. 起動時のスプラッシュ画面を表示しない</text:a></text:p>
          <text:p text:style-name="Contents_20_2"><text:a xlink:type="simple" xlink:href="#org746fd5f">6.12. カーソル行の行数をモードラインに表示する</text:a></text:p>
          <text:p text:style-name="Contents_20_2"><text:a xlink:type="simple" xlink:href="#orgbceadba">6.13. カーソル行の関数名をモードラインに表示する</text:a></text:p>
          <text:p text:style-name="Contents_20_2"><text:a xlink:type="simple" xlink:href="#orgfe3ed4a">6.14. 時刻をモードラインに表示する</text:a></text:p>
          <text:p text:style-name="Contents_20_2"><text:a xlink:type="simple" xlink:href="#orgcab0dd5">6.15. 対応するカッコをハイライトする</text:a></text:p>
          <text:p text:style-name="Contents_20_2"><text:a xlink:type="simple" xlink:href="#org69f10e1">6.16. 全角スペースと行末タブ／半角スペースを強調表示する</text:a></text:p>
          <text:p text:style-name="Contents_20_2"><text:a xlink:type="simple" xlink:href="#org9b56748">6.17. バッファの終わりをフリンジで明示</text:a></text:p>
          <text:p text:style-name="Contents_20_2"><text:a xlink:type="simple" xlink:href="#orgd1c76b4">6.18. [migemo.el] ローマ字入力で日本語を検索する</text:a></text:p>
          <text:p text:style-name="Contents_20_2"><text:a xlink:type="simple" xlink:href="#orgf5a4d5f">6.19. [anything.el] 何でも絞り込みインターフェイス（旧）</text:a></text:p>
          <text:p text:style-name="Contents_20_3"><text:a xlink:type="simple" xlink:href="#org722b295">6.19.1. キーバインド</text:a></text:p>
          <text:p text:style-name="Contents_20_2"><text:a xlink:type="simple" xlink:href="#orgd8962d4">6.20. [helm.el] 続・何でも絞り込みインターフェイス</text:a></text:p>
          <text:p text:style-name="Contents_20_2"><text:a xlink:type="simple" xlink:href="#orgc0f182f">6.21. [stripe-buffer.el] テーブルの色をストライプにする</text:a></text:p>
          <text:p text:style-name="Contents_20_2"><text:a xlink:type="simple" xlink:href="#orgeb13d76">6.22. [rainbow-delimiters] 対応するカッコに色を付ける</text:a></text:p>
          <text:p text:style-name="Contents_20_2"><text:a xlink:type="simple" xlink:href="#orgddfa778">6.23. [git-gutter-fringe] 編集差分をフレーム端で視覚化</text:a></text:p>
          <text:p text:style-name="Contents_20_2"><text:a xlink:type="simple" xlink:href="#orgb672dda">6.24. [zlc.el] find-file バッファを zsh ライクにする</text:a></text:p>
          <text:p text:style-name="Contents_20_2"><text:a xlink:type="simple" xlink:href="#org19f907e">6.25. [japanese-holidays] カレンダーをカラフルにする</text:a></text:p>
          <text:p text:style-name="Contents_20_2"><text:a xlink:type="simple" xlink:href="#orgb58dfae">6.26. [calendar.el] カレンダーで週番号を表示する</text:a></text:p>
          <text:p text:style-name="Contents_20_2"><text:a xlink:type="simple" xlink:href="#org5fc8345">6.27. [guide-key] キーバインドの選択肢をポップアップする</text:a></text:p>
          <text:p text:style-name="Contents_20_2"><text:a xlink:type="simple" xlink:href="#org6d4d9ef">6.28. [which-key] キーバインドの選択肢をポップアップする</text:a></text:p>
          <text:p text:style-name="Contents_20_2"><text:a xlink:type="simple" xlink:href="#orgbbdba2d">6.29. [stock-ticker] 株価をモードラインに表示</text:a></text:p>
          <text:p text:style-name="Contents_20_2"><text:a xlink:type="simple" xlink:href="#orgad332e7">6.30. [mode-icons] 使用中のモード表示をアイコンで代替</text:a></text:p>
          <text:p text:style-name="Contents_20_2"><text:a xlink:type="simple" xlink:href="#org4a7b789">6.31. [highlight-symbol] 同じ名前のシンボルをハイライトする</text:a></text:p>
          <text:p text:style-name="Contents_20_1"><text:a xlink:type="simple" xlink:href="#org6a717eb">7. メディアサポート</text:a></text:p>
          <text:p text:style-name="Contents_20_2"><text:a xlink:type="simple" xlink:href="#org3b6530b">7.1. [bongo.el] Emacsのバッファで音楽ライブラリを管理する</text:a></text:p>
          <text:p text:style-name="Contents_20_2"><text:a xlink:type="simple" xlink:href="#orga2e36f9">7.2. [GoogleMaps.el] GoogleMaps を Emacs 内で使う</text:a></text:p>
          <text:p text:style-name="Contents_20_2"><text:a xlink:type="simple" xlink:href="#org7a6fff0">7.3. [org-google-weather.el] org-agenda に天気を表示する</text:a></text:p>
          <text:p text:style-name="Contents_20_1"><text:a xlink:type="simple" xlink:href="#org7a40cfe">8. 履歴／ファイル管理</text:a></text:p>
          <text:p text:style-name="Contents_20_2"><text:a xlink:type="simple" xlink:href="#orgcacf0d7">8.1. [dired] ファイラのサポートツール</text:a></text:p>
          <text:p text:style-name="Contents_20_2"><text:a xlink:type="simple" xlink:href="#orgae81426">8.2. Undoバッファを無限に取る</text:a></text:p>
          <text:p text:style-name="Contents_20_2"><text:a xlink:type="simple" xlink:href="#org783d413">8.3. [undo-tree] 編集履歴をわかりやすくたどる</text:a></text:p>
          <text:p text:style-name="Contents_20_2"><text:a xlink:type="simple" xlink:href="#org1b37879">8.4. バッファ保存時にバックアップファイルを生成する</text:a></text:p>
          <text:p text:style-name="Contents_20_2"><text:a xlink:type="simple" xlink:href="#org981d955">8.5. バッファ保存時にバックアップを生成させない</text:a></text:p>
          <text:p text:style-name="Contents_20_2"><text:a xlink:type="simple" xlink:href="#orge471f18">8.6. ミニバッファの履歴を保存しリストアする</text:a></text:p>
          <text:p text:style-name="Contents_20_2"><text:a xlink:type="simple" xlink:href="#orgb7c3dcf">8.7. 履歴サイズを大きくする</text:a></text:p>
          <text:p text:style-name="Contents_20_2"><text:a xlink:type="simple" xlink:href="#orgc62f991">8.8. Emacs終了時に開いていたバッファを起動時に復元する</text:a></text:p>
          <text:p text:style-name="Contents_20_2"><text:a xlink:type="simple" xlink:href="#org3c0b679">8.9. 最近開いたファイルリストを保持</text:a></text:p>
          <text:p text:style-name="Contents_20_2"><text:a xlink:type="simple" xlink:href="#orgf0ba651">8.10. 深夜にバッファを自動整理する</text:a></text:p>
          <text:p text:style-name="Contents_20_2"><text:a xlink:type="simple" xlink:href="#org3d64a9c">8.11. [auto-save-buffers.el] 一定間隔でバッファを保存する</text:a></text:p>
          <text:p text:style-name="Contents_20_2"><text:a xlink:type="simple" xlink:href="#org205b3cc">8.12. [backup-dir.el] バックアップファイルを一箇所に集める</text:a></text:p>
          <text:p text:style-name="Contents_20_2"><text:a xlink:type="simple" xlink:href="#orge718e60">8.13. [backup-each-save] クラッシュに備える</text:a></text:p>
          <text:p text:style-name="Contents_20_2"><text:a xlink:type="simple" xlink:href="#orgc8ac61b">8.14. 特定のファイルを Dropbox 以下にバックアップする</text:a></text:p>
          <text:p text:style-name="Contents_20_2"><text:a xlink:type="simple" xlink:href="#org03750b3">8.15. [session.el] 様々な履歴を保存し復元に利用する</text:a></text:p>
          <text:p text:style-name="Contents_20_2"><text:a xlink:type="simple" xlink:href="#org7107b07">8.16. [wakatime-mode.el] WakaTime を利用して作業記録する</text:a></text:p>
          <text:p text:style-name="Contents_20_2"><text:a xlink:type="simple" xlink:href="#orgf0c3115">8.17. [neotree.el] ディレクトリ情報をツリー表示</text:a></text:p>
          <text:p text:style-name="Contents_20_2"><text:a xlink:type="simple" xlink:href="#org14f05a2">8.18. [osx-trash] system-move-file-to-trash を有効にする</text:a></text:p>
          <text:p text:style-name="Contents_20_2"><text:a xlink:type="simple" xlink:href="#orgcbed978">8.19. <text:span text:style-name="OrgTodo">TODO</text:span> [helpful] リッチなヘルプページ</text:a></text:p>
          <text:p text:style-name="Contents_20_1"><text:a xlink:type="simple" xlink:href="#orgce8a967">9. 開発サポート</text:a></text:p>
          <text:p text:style-name="Contents_20_2"><text:a xlink:type="simple" xlink:href="#org86e1df1">9.1. 便利キーバインド</text:a></text:p>
          <text:p text:style-name="Contents_20_2"><text:a xlink:type="simple" xlink:href="#org623a05e">9.2. [gist.el] Gist インターフェイス</text:a></text:p>
          <text:p text:style-name="Contents_20_2"><text:a xlink:type="simple" xlink:href="#org59534e1">9.3. [doxymacs.el] Doxygen のコメントを簡単に入力する</text:a></text:p>
          <text:p text:style-name="Contents_20_2"><text:a xlink:type="simple" xlink:href="#orge9f56bb">9.4. [matlab.el] Matlab用の設定 <text:span text:style-name="OrgTags">[<text:span text:style-name="OrgTag">Mac</text:span>]</text:span></text:a></text:p>
          <text:p text:style-name="Contents_20_2"><text:a xlink:type="simple" xlink:href="#org20d2be7">9.5. [flycheck.el] 構文エラー表示</text:a></text:p>
          <text:p text:style-name="Contents_20_2"><text:a xlink:type="simple" xlink:href="#org56aab9e">9.6. [auto-complete.el] 自動補完機能</text:a></text:p>
          <text:p text:style-name="Contents_20_2"><text:a xlink:type="simple" xlink:href="#org321d501">9.7. [auto-complete-clang.el] オムニ補完</text:a></text:p>
          <text:p text:style-name="Contents_20_3"><text:a xlink:type="simple" xlink:href="#org25bf796">9.7.1. 参考サイト</text:a></text:p>
          <text:p text:style-name="Contents_20_2"><text:a xlink:type="simple" xlink:href="#orgbce88a0">9.8. [hideshowvis.el] 関数の表示／非表示</text:a></text:p>
          <text:p text:style-name="Contents_20_2"><text:a xlink:type="simple" xlink:href="#orgaabd4c7">9.9. [origami.el] 関数の折りたたみ</text:a></text:p>
          <text:p text:style-name="Contents_20_2"><text:a xlink:type="simple" xlink:href="#org8d17b3b">9.10. [quickrun.el] お手軽ビルド</text:a></text:p>
          <text:p text:style-name="Contents_20_2"><text:a xlink:type="simple" xlink:href="#orgd62d376">9.11. [ggtags.el] タグジャンプ</text:a></text:p>
          <text:p text:style-name="Contents_20_2"><text:a xlink:type="simple" xlink:href="#org45b39ea">9.12. [0xc] N進数変換</text:a></text:p>
          <text:p text:style-name="Contents_20_2"><text:a xlink:type="simple" xlink:href="#orgba7e0b5">9.13. <text:span text:style-name="OrgTodo">TODO</text:span> [EditorConfig] コードスタイルの強制</text:a></text:p>
          <text:p text:style-name="Contents_20_1"><text:a xlink:type="simple" xlink:href="#orgad16d32">10. Org Mode</text:a></text:p>
          <text:p text:style-name="Contents_20_2"><text:a xlink:type="simple" xlink:href="#orgca704eb">10.1. 基本設定</text:a></text:p>
          <text:p text:style-name="Contents_20_2"><text:a xlink:type="simple" xlink:href="#org509230b">10.2. contribution を使う</text:a></text:p>
          <text:p text:style-name="Contents_20_2"><text:a xlink:type="simple" xlink:href="#orge87fb42">10.3. iCal との連携</text:a></text:p>
          <text:p text:style-name="Contents_20_2"><text:a xlink:type="simple" xlink:href="#org6e49211">10.4. スピードコマンド</text:a></text:p>
          <text:p text:style-name="Contents_20_2"><text:a xlink:type="simple" xlink:href="#orgb448512">10.5. Pomodoro</text:a></text:p>
          <text:p text:style-name="Contents_20_2"><text:a xlink:type="simple" xlink:href="#orgd9c0cb8">10.6. face 関連</text:a></text:p>
          <text:p text:style-name="Contents_20_2"><text:a xlink:type="simple" xlink:href="#orgb5762d1">10.7. <text:span text:style-name="OrgTodo">TODO</text:span> キーワードのカスタマイズ</text:a></text:p>
          <text:p text:style-name="Contents_20_2"><text:a xlink:type="simple" xlink:href="#org6427194">10.8. ImageMagick を使って様々な画像をインライン表示する</text:a></text:p>
          <text:p text:style-name="Contents_20_2"><text:a xlink:type="simple" xlink:href="#orgf45d538">10.9. [org-agenda] タスク／予定管理</text:a></text:p>
          <text:p text:style-name="Contents_20_2"><text:a xlink:type="simple" xlink:href="#orge2354dc">10.10. <text:span text:style-name="OrgTodo">TODO</text:span> [orgbox.el] スケジュール追加のわかりやすい入力</text:a></text:p>
          <text:p text:style-name="Contents_20_2"><text:a xlink:type="simple" xlink:href="#org437b9f7">10.11. <text:span text:style-name="OrgTodo">TODO</text:span> [org-review.el] レビューフローのサポート</text:a></text:p>
          <text:p text:style-name="Contents_20_2"><text:a xlink:type="simple" xlink:href="#orgc82dd56">10.12. [appt.el] アラーム設定</text:a></text:p>
          <text:p text:style-name="Contents_20_2"><text:a xlink:type="simple" xlink:href="#orgcd905c0">10.13. [org-capture] 高速にメモを取る</text:a></text:p>
          <text:p text:style-name="Contents_20_2"><text:a xlink:type="simple" xlink:href="#orgbafab94">10.14. [org-refile] orgツリーの高速移動</text:a></text:p>
          <text:p text:style-name="Contents_20_2"><text:a xlink:type="simple" xlink:href="#org013ba59">10.15. [org-babel] 基本設定</text:a></text:p>
          <text:p text:style-name="Contents_20_2"><text:a xlink:type="simple" xlink:href="#org10c781c">10.16. [org-babel] ソースブロックの入力キーをカスタマイズ</text:a></text:p>
          <text:p text:style-name="Contents_20_2"><text:a xlink:type="simple" xlink:href="#org027a1bd">10.17. [MobileOrg] iOS との連携</text:a></text:p>
          <text:p text:style-name="Contents_20_2"><text:a xlink:type="simple" xlink:href="#org26120e7">10.18. [org-tree-slide] Org でプレゼンテーション</text:a></text:p>
          <text:p text:style-name="Contents_20_2"><text:a xlink:type="simple" xlink:href="#orgd6f4d1c">10.19. [org-tree-slide] クロックインとアウトを自動化する</text:a></text:p>
          <text:p text:style-name="Contents_20_2"><text:a xlink:type="simple" xlink:href="#org9358c43">10.20. [org-tree-slide] 特定のツリーをプロポーショナルフォントで表示する</text:a></text:p>
          <text:p text:style-name="Contents_20_2"><text:a xlink:type="simple" xlink:href="#orgff0292a">10.21. [org-tree-slide] ヘッドラインをリッチにする</text:a></text:p>
          <text:p text:style-name="Contents_20_2"><text:a xlink:type="simple" xlink:href="#org0c9e9fe">10.22. <text:span text:style-name="OrgTodo">TODO</text:span> [org-tree-slide] BEGIN_SRCとEND_SRCを消して背景色を変える</text:a></text:p>
          <text:p text:style-name="Contents_20_2"><text:a xlink:type="simple" xlink:href="#org9510561">10.23. <text:span text:style-name="OrgTodo">TODO</text:span> [org-fstree] ディレクトリ構造を読み取る</text:a></text:p>
          <text:p text:style-name="Contents_20_2"><text:a xlink:type="simple" xlink:href="#org693b8a7">10.24. [calfw-org] calfw に org の予定を表示する</text:a></text:p>
          <text:p text:style-name="Contents_20_2"><text:a xlink:type="simple" xlink:href="#org497d7d7">10.25. [org-export-generic] エクスポート機能を拡張する</text:a></text:p>
          <text:p text:style-name="Contents_20_2"><text:a xlink:type="simple" xlink:href="#org7ad54fc">10.26. <text:span text:style-name="OrgTodo">TODO</text:span> [ox] 出力形式の拡張</text:a></text:p>
          <text:p text:style-name="Contents_20_2"><text:a xlink:type="simple" xlink:href="#orge78949c">10.27. [org-odt] ODT形式に出力</text:a></text:p>
          <text:p text:style-name="Contents_20_2"><text:a xlink:type="simple" xlink:href="#org306c699">10.28. [ox-twbs] Twitter Bootstrap 互換のHTML出力</text:a></text:p>
          <text:p text:style-name="Contents_20_2"><text:a xlink:type="simple" xlink:href="#orgc3ca9c4">10.29. [org-crypt] ツリーを暗号化する</text:a></text:p>
          <text:p text:style-name="Contents_20_2"><text:a xlink:type="simple" xlink:href="#orgce71301">10.30. [org-mac-link] 外部アプリから情報を取る</text:a></text:p>
          <text:p text:style-name="Contents_20_2"><text:a xlink:type="simple" xlink:href="#org5d92a52">10.31. <text:span text:style-name="OrgTodo">TODO</text:span> Parers3.app からリンクを取得する</text:a></text:p>
          <text:p text:style-name="Contents_20_2"><text:a xlink:type="simple" xlink:href="#org3165e50">10.32. <text:span text:style-name="OrgTodo">TODO</text:span> Papers3.app のリンクを開けるようにする</text:a></text:p>
          <text:p text:style-name="Contents_20_2"><text:a xlink:type="simple" xlink:href="#org9804855">10.33. <text:span text:style-name="OrgTodo">TODO</text:span> [org-attach] 外部ファイルを紐付ける</text:a></text:p>
          <text:p text:style-name="Contents_20_2"><text:a xlink:type="simple" xlink:href="#orgc4b7c90">10.34. <text:span text:style-name="OrgTodo">TODO</text:span> [org-screenshot] スクリーンショットを貼り付ける</text:a></text:p>
          <text:p text:style-name="Contents_20_2"><text:a xlink:type="simple" xlink:href="#org9a5c246">10.35. [terminal-notifier] イベント通知</text:a></text:p>
          <text:p text:style-name="Contents_20_3"><text:a xlink:type="simple" xlink:href="#orgf35d654">10.35.1. References</text:a></text:p>
          <text:p text:style-name="Contents_20_2"><text:a xlink:type="simple" xlink:href="#org3119ac1">10.36. [org-grep] org ファイルを grep する</text:a></text:p>
          <text:p text:style-name="Contents_20_2"><text:a xlink:type="simple" xlink:href="#org6e6b381">10.37. [ox-reveal] ナイスなHTML5プレゼンテーション出力</text:a></text:p>
          <text:p text:style-name="Contents_20_2"><text:a xlink:type="simple" xlink:href="#org8017924">10.38. <text:span text:style-name="OrgTodo">READ</text:span> ME を常に org-mode で開く</text:a></text:p>
          <text:p text:style-name="Contents_20_2"><text:a xlink:type="simple" xlink:href="#orgbe71ff4">10.39. Growlnotify と org-mode でアラーム管理</text:a></text:p>
          <text:p text:style-name="Contents_20_3"><text:a xlink:type="simple" xlink:href="#orgb35a622">10.39.1. キーバインド</text:a></text:p>
          <text:p text:style-name="Contents_20_2"><text:a xlink:type="simple" xlink:href="#org198d250">10.40. org-mode の latex エクスポート関数をオーバーライド</text:a></text:p>
          <text:p text:style-name="Contents_20_2"><text:a xlink:type="simple" xlink:href="#org38acbbe">10.41. [org-autolist] ブリッツの入力を簡単に</text:a></text:p>
          <text:p text:style-name="Contents_20_2"><text:a xlink:type="simple" xlink:href="#orgce9e572">10.42. <text:span text:style-name="OrgTodo">TODO</text:span> [org-dashboard] 進捗をプログレスバーで確認</text:a></text:p>
          <text:p text:style-name="Contents_20_2"><text:a xlink:type="simple" xlink:href="#org293b842">10.43. <text:span text:style-name="OrgTodo">TODO</text:span> [org-clock-today] 今日の総作業時間をモードラインに表示</text:a></text:p>
          <text:p text:style-name="Contents_20_2"><text:a xlink:type="simple" xlink:href="#orged50bdc">10.44. <text:span text:style-name="OrgTodo">TODO</text:span> [org-recent-headings] 訪問したツリーを記録し簡単に再訪問可能にする</text:a></text:p>
          <text:p text:style-name="Contents_20_2"><text:a xlink:type="simple" xlink:href="#org513faa6">10.45. <text:span text:style-name="OrgTodo">TODO</text:span> [orgnav] ツリーの検索インタフェース</text:a></text:p>
          <text:p text:style-name="Contents_20_2"><text:a xlink:type="simple" xlink:href="#org6785b70">10.46. <text:span text:style-name="OrgTodo">TODO</text:span> [org-random-todo] ランダムにタスクを選ぶ</text:a></text:p>
          <text:p text:style-name="Contents_20_2"><text:a xlink:type="simple" xlink:href="#orgf530dab">10.47. <text:span text:style-name="OrgTodo">TODO</text:span> [toc-org] 文字の挿入</text:a></text:p>
          <text:p text:style-name="Contents_20_1"><text:a xlink:type="simple" xlink:href="#orgba88bfb">11. フレーム／ウィンドウ制御</text:a></text:p>
          <text:p text:style-name="Contents_20_2"><text:a xlink:type="simple" xlink:href="#org1d53a45">11.1. 起動時の設定</text:a></text:p>
          <text:p text:style-name="Contents_20_2"><text:a xlink:type="simple" xlink:href="#orgdf92c1c">11.2. [e2wm.el] 二画面表示</text:a></text:p>
          <text:p text:style-name="Contents_20_2"><text:a xlink:type="simple" xlink:href="#orgf1e08da">11.3. [moom.el] キーボードでフレームの場所を移す</text:a></text:p>
          <text:p text:style-name="Contents_20_2"><text:a xlink:type="simple" xlink:href="#org397716d">11.4. [popwin.el] ポップアップウィンドウの制御</text:a></text:p>
          <text:p text:style-name="Contents_20_2"><text:a xlink:type="simple" xlink:href="#org55727e4">11.5. <text:span text:style-name="OrgTodo">TODO</text:span> [shackle.el] ポップアップウィンドウの制御</text:a></text:p>
          <text:p text:style-name="Contents_20_2"><text:a xlink:type="simple" xlink:href="#org151f311">11.6. [elscreen.el] Emacs バッファをタブ化</text:a></text:p>
          <text:p text:style-name="Contents_20_2"><text:a xlink:type="simple" xlink:href="#orge084018">11.7. [tabbar-ruler] バッファをタブ切り替え可能に</text:a></text:p>
          <text:p text:style-name="Contents_20_1"><text:a xlink:type="simple" xlink:href="#orgcee9c93">12. フォント／配色関連</text:a></text:p>
          <text:p text:style-name="Contents_20_2"><text:a xlink:type="simple" xlink:href="#orgc11cd73">12.1. 正規表現を見やすくする</text:a></text:p>
          <text:p text:style-name="Contents_20_2"><text:a xlink:type="simple" xlink:href="#org9a275fc">12.2. 設定ファイルを見やすくする</text:a></text:p>
          <text:p text:style-name="Contents_20_2"><text:a xlink:type="simple" xlink:href="#org034314a">12.3. カーソル行に色をつける</text:a></text:p>
          <text:p text:style-name="Contents_20_2"><text:a xlink:type="simple" xlink:href="#org508221d">12.4. カーソル色の切り替え <text:span text:style-name="OrgTags">[<text:span text:style-name="OrgTag">Mac</text:span>]</text:span></text:a></text:p>
          <text:p text:style-name="Contents_20_2"><text:a xlink:type="simple" xlink:href="#orge87b828">12.5. カーソルを点滅させない</text:a></text:p>
          <text:p text:style-name="Contents_20_2"><text:a xlink:type="simple" xlink:href="#org7cd1510">12.6. カーソル位置のフォントを確認</text:a></text:p>
          <text:p text:style-name="Contents_20_2"><text:a xlink:type="simple" xlink:href="#orgfb286bd">12.7. フォント設定</text:a></text:p>
          <text:p text:style-name="Contents_20_3"><text:a xlink:type="simple" xlink:href="#org34fc9a3">12.7.1. フォントのインストール方法</text:a></text:p>
          <text:p text:style-name="Contents_20_3"><text:a xlink:type="simple" xlink:href="#org3650207">12.7.2. フォントチェック用コード</text:a></text:p>
          <text:p text:style-name="Contents_20_2"><text:a xlink:type="simple" xlink:href="#orga9ea0e2">12.8. 行間を制御する</text:a></text:p>
          <text:p text:style-name="Contents_20_2"><text:a xlink:type="simple" xlink:href="#orgac42169">12.9. パッチをカラフルに表示する</text:a></text:p>
          <text:p text:style-name="Contents_20_2"><text:a xlink:type="simple" xlink:href="#orgd62bff4">12.10. 背景を黒系色にする</text:a></text:p>
          <text:p text:style-name="Contents_20_2"><text:a xlink:type="simple" xlink:href="#orgfe43148">12.11. 時間帯を指定して起動時にテーマを切り替える</text:a></text:p>
          <text:p text:style-name="Contents_20_2"><text:a xlink:type="simple" xlink:href="#orgbfc6339">12.12. [rainbow-mode.el] 配色のリアルタイム確認</text:a></text:p>
          <text:p text:style-name="Contents_20_3"><text:a xlink:type="simple" xlink:href="#org3fbcd94">12.12.1. 色一覧</text:a></text:p>
          <text:p text:style-name="Contents_20_2"><text:a xlink:type="simple" xlink:href="#org91e245e">12.13. [volatile-highlights] コピペした領域を強調</text:a></text:p>
          <text:p text:style-name="Contents_20_1"><text:a xlink:type="simple" xlink:href="#orgddf1c8e">13. ユーティリティ関数</text:a></text:p>
          <text:p text:style-name="Contents_20_2"><text:a xlink:type="simple" xlink:href="#org26cf13a">13.1. [pomodoro.el] ポモドーロの実践</text:a></text:p>
          <text:p text:style-name="Contents_20_2"><text:a xlink:type="simple" xlink:href="#orgcd0779b">13.2. カレントバッファのあるディレクトリをターミナルで表示</text:a></text:p>
          <text:p text:style-name="Contents_20_2"><text:a xlink:type="simple" xlink:href="#org723a2a0">13.3. [google-this.el] 単語をグーグル検索</text:a></text:p>
          <text:p text:style-name="Contents_20_2"><text:a xlink:type="simple" xlink:href="#org0f65d1e">13.4. [lingr.el] チャットルームに参加</text:a></text:p>
          <text:p text:style-name="Contents_20_2"><text:a xlink:type="simple" xlink:href="#org4b11932">13.5. <text:span text:style-name="OrgTodo">TODO</text:span> [password-store.el] パスワード管理</text:a></text:p>
          <text:p text:style-name="Contents_20_2"><text:a xlink:type="simple" xlink:href="#org5b24cfc">13.6. [multi-term.el] ターミナル</text:a></text:p>
          <text:p text:style-name="Contents_20_2"><text:a xlink:type="simple" xlink:href="#org83f9dcc">13.7. [osx-lib.el] OSX用ユーティリティ <text:span text:style-name="OrgTags">[<text:span text:style-name="OrgTag">Mac</text:span>]</text:span></text:a></text:p>
          <text:p text:style-name="Contents_20_2"><text:a xlink:type="simple" xlink:href="#org6e6c0ab">13.8. iterm2 を Emacs から呼び出したい <text:span text:style-name="OrgTags">[<text:span text:style-name="OrgTag">Mac</text:span>]</text:span></text:a></text:p>
          <text:p text:style-name="Contents_20_2"><text:a xlink:type="simple" xlink:href="#orgc8c4681">13.9. [utility.el] 自作してテスト中の便利関数群</text:a></text:p>
          <text:p text:style-name="Contents_20_1"><text:a xlink:type="simple" xlink:href="#org87eca8a">14. おわりに</text:a></text:p>
        </text:index-body>
      </text:table-of-content>
      <text:h text:style-name="Heading_20_1" text:outline-level="1" text:is-list-header="false">
<text:bookmark-start text:name="OrgXref.orgdc91c0b"/>
<text:bookmark text:name="orgdc91c0b"/>はじめに
<text:bookmark-end text:name="OrgXref.orgdc91c0b"/></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e64b095"/>
<text:bookmark text:name="orge64b095"/>基本設定
<text:bookmark-end text:name="OrgXref.orge64b095"/></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6004386"/>
<text:bookmark text:name="org6004386"/>init.el のヘッダ
<text:bookmark-end text:name="OrgXref.org6004386"/></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f01e103"/>
<text:bookmark text:name="orgf01e103"/>init ファイルの読み込み時間計測
<text:bookmark-end text:name="OrgXref.orgf01e103"/></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5b393dd"/>
<text:bookmark text:name="org5b393dd"/>起動時間の計測
<text:bookmark-end text:name="OrgXref.org5b393dd"/></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63c84c7"/>
<text:bookmark text:name="org63c84c7"/>GCサイズの最適化
<text:bookmark-end text:name="OrgXref.org63c84c7"/></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c38e712"/>
<text:bookmark text:name="orgc38e712"/>[exec-path-from-shell] PATH設定をシェルから継承する
<text:bookmark-end text:name="OrgXref.orgc38e712"/></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c718aa8"/>
<text:bookmark text:name="orgc718aa8"/>cl を使う
<text:bookmark-end text:name="OrgXref.orgc718aa8"/></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4f198f5"/>
<text:bookmark text:name="org4f198f5"/>[load-package-p] 設定の読み込みフラグを確認する
<text:bookmark-end text:name="OrgXref.org4f198f5"/></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15a3019"/>
<text:bookmark text:name="org15a3019"/>リストで関数を渡せる autoload-if-found を使う
<text:bookmark-end text:name="OrgXref.org15a3019"/></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e-arrows.sakura.ne.jp/2010/03/macros-in-emacs-el.html">http://e-arrows.sakura.ne.jp/2010/03/macros-in-emacs-el.html</text:a><text:line-break/></text:p>
        </text:list-item>
      </text:list>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not<text:s/>(listp<text:s/>functions))</text:p>
      <text:p text:style-name="OrgSrcBlock"><text:s/><text:s/><text:s/><text:s/>(<text:span text:style-name="OrgSrcFontLockKeywordFace">setq</text:span><text:s/>functions<text:s/>(list<text:s/>functions)))</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text:span text:style-name="OrgSrcFontLockKeywordFace">function</text:span><text:s/>functions)</text:p>
      <text:p text:style-name="OrgSrcBlock"><text:s/><text:s/><text:s/><text:s/><text:s/><text:s/><text:s/><text:s/><text:s/><text:s/><text:s/>(autoload<text:s/>function<text:s/>file<text:s/>docstring<text:s/>interactive<text:s/>type))</text:p>
      <text:p text:style-name="OrgSrcBlockLastLine"><text:s/><text:s/><text:s/><text:s/><text:s/><text:s/><text:s/><text:s/><text:s/>t)))</text:p>
      <text:h text:style-name="Heading_20_2" text:outline-level="2" text:is-list-header="false">
<text:bookmark-start text:name="OrgXref.org832c18b"/>
<text:bookmark text:name="org832c18b"/>[eval-after-autoload-if-found] 複数関数を対象とする遅延読み込み
<text:bookmark-end text:name="OrgXref.org832c18b"/></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f7864ef"/>
<text:bookmark text:name="orgf7864ef"/>関数版
<text:bookmark-end text:name="OrgXref.orgf7864ef"/></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a253a37"/>
<text:bookmark text:name="orga253a37"/>マクロ版
<text:bookmark-end text:name="OrgXref.orga253a37"/></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0c3cb1a"/>
<text:bookmark text:name="org0c3cb1a"/>[library-p] load-path にライブラリがあるかを判定
<text:bookmark-end text:name="OrgXref.org0c3cb1a"/></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3acc7d3"/>
<text:bookmark text:name="org3acc7d3"/>[passed-clock-p] 指定時刻が本日の未来の時刻かを判定
<text:bookmark-end text:name="OrgXref.org3acc7d3"/></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4d2b297"/>
<text:bookmark text:name="org4d2b297"/>[input-focus-p] フォーカス判定
<text:bookmark-end text:name="OrgXref.org4d2b297"/></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b4d101e"/>
<text:bookmark text:name="orgb4d101e"/>警告の抑制
<text:bookmark-end text:name="OrgXref.orgb4d101e"/></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p text:style-name="OrgSrcBlock">(<text:span text:style-name="OrgSrcFontLockKeywordFace">setq</text:span><text:s/>byte-compile-warnings<text:s/>'(not<text:s/>obsolete))</text:p>
      <text:p text:style-name="OrgSrcBlockLastLine">(<text:span text:style-name="OrgSrcFontLockKeywordFace">setq</text:span><text:s/>ad-redefinition-action<text:s/>'accept)</text:p>
      <text:h text:style-name="Heading_20_2" text:outline-level="2" text:is-list-header="false">
<text:bookmark-start text:name="OrgXref.org80fef5a"/>
<text:bookmark text:name="org80fef5a"/>エラー表示の抑制
<text:bookmark-end text:name="OrgXref.org80fef5a"/></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12f1e37"/>
<text:bookmark text:name="org12f1e37"/>C-x C-c で容易にEmacsを終了させないように質問する
<text:bookmark-end text:name="OrgXref.org12f1e37"/></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6460aed"/>
<text:bookmark text:name="org6460aed"/>キーバインド
<text:bookmark-end text:name="OrgXref.org6460aed"/></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4ae1e1c"/>
<text:bookmark text:name="org4ae1e1c"/>Messages 出力を封じるためのマクロ
<text:bookmark-end text:name="OrgXref.org4ae1e1c"/></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fdd3039"/>
<text:bookmark text:name="orgfdd3039"/>エンターキーの挙動
<text:bookmark-end text:name="OrgXref.orgfdd3039"/></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14a8ce5"/>
<text:bookmark text:name="org14a8ce5"/>コマンド入力中に入力過程をミニバッファに反映する
<text:bookmark-end text:name="OrgXref.org14a8ce5"/></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2bd7302"/>
<text:bookmark text:name="org2bd7302"/>コア設定
<text:bookmark-end text:name="OrgXref.org2bd7302"/></text:h>
      <text:p text:style-name="Text_20_body">Emacs を操作して文書編集する上で欠かせない設定です．<text:line-break/></text:p>
      <text:h text:style-name="Heading_20_2" text:outline-level="2" text:is-list-header="false">
<text:bookmark-start text:name="OrgXref.org206f832"/>
<text:bookmark text:name="org206f832"/>言語／文字コード
<text:bookmark-end text:name="OrgXref.org206f832"/></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text:span text:style-name="OrgSrcFontLockKeywordFace">setq</text:span><text:s/>buffer-file-coding-system<text:s/>'utf-8)<text:s/><text:span text:style-name="OrgSrcFontLockCommentDelimiterFace">;<text:s/></text:span><text:span text:style-name="OrgSrcFontLockCommentFace">utf-8-unix</text:span></text:p>
      <text:p text:style-name="OrgSrcBlock">(<text:span text:style-name="OrgSrcFontLockKeywordFace">setq</text:span><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text:span text:style-name="OrgSrcFontLockKeywordFace">setq</text:span><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is-list-header="false">
<text:bookmark-start text:name="OrgXref.orgc564029"/>
<text:bookmark text:name="orgc564029"/>日本語入力
<text:bookmark-end text:name="OrgXref.orgc564029"/></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b652b94"/>
<text:bookmark text:name="orgb652b94"/>[ag.el] 検索
<text:bookmark-end text:name="OrgXref.orgb652b94"/></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c300594"/>
<text:bookmark text:name="orgc300594"/>基本キーバインド
<text:bookmark-end text:name="OrgXref.orgc300594"/></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a0b3123"/>
<text:bookmark text:name="orga0b3123"/>ナローイングするか
<text:bookmark-end text:name="OrgXref.orga0b3123"/></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be726f4"/>
<text:bookmark text:name="orgbe726f4"/>バッファの終わりでのnewlineを禁止する
<text:bookmark-end text:name="OrgXref.orgbe726f4"/></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3edae3d"/>
<text:bookmark text:name="org3edae3d"/>常に最終行に一行追加する
<text:bookmark-end text:name="OrgXref.org3edae3d"/></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e8d0511"/>
<text:bookmark text:name="orge8d0511"/>長い文章を右端で常に折り返す
<text:bookmark-end text:name="OrgXref.orge8d0511"/></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a5faf16"/>
<text:bookmark text:name="orga5faf16"/>バッファが外部から編集された場合に自動で再読み込みする
<text:bookmark-end text:name="OrgXref.orga5faf16"/></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fcadf91"/>
<text:bookmark text:name="orgfcadf91"/>[uniquify.el] 同じバッファ名が開かれた場合に区別する
<text:bookmark-end text:name="OrgXref.orgfcadf91"/></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ee9646d"/>
<text:bookmark text:name="orgee9646d"/>マウスで選択した領域を自動コピー
<text:bookmark-end text:name="OrgXref.orgee9646d"/></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53762d3"/>
<text:bookmark text:name="org53762d3"/>パッケージ管理
<text:bookmark-end text:name="OrgXref.org53762d3"/></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5930839"/>
<text:bookmark text:name="org5930839"/>[cask-mode.el] モード設定
<text:bookmark-end text:name="OrgXref.org5930839"/></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add-to-list<text:s/>'auto-mode-alist<text:s/>'(<text:span text:style-name="OrgSrcFontLockStringFace">"/Cask\\'"</text:span><text:s/>.<text:s/>cask-mode)))</text:p>
      <text:h text:style-name="Heading_20_3" text:outline-level="3" text:is-list-header="false">
<text:bookmark-start text:name="OrgXref.org9fa6818"/>
<text:bookmark text:name="org9fa6818"/>Cask のセットアップ
<text:bookmark-end text:name="OrgXref.org9fa6818"/></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f02c775"/>
<text:bookmark text:name="orgf02c775"/>load-path を一箇所にして起動を高速化
<text:bookmark-end text:name="OrgXref.orgf02c775"/></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986940c"/>
<text:bookmark text:name="org986940c"/>[paradox.el] パッケージ選択画面の改善
<text:bookmark-end text:name="OrgXref.org986940c"/></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57f3a40"/>
<text:bookmark text:name="org57f3a40"/>インデント
<text:bookmark-end text:name="OrgXref.org57f3a40"/></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3c0d4a1"/>
<text:bookmark text:name="org3c0d4a1"/>[aggressive-indent] 即時バッファ整形
<text:bookmark-end text:name="OrgXref.org3c0d4a1"/></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1672cab"/>
<text:bookmark text:name="org1672cab"/>ファイルリンクを辿る時に確認のメッセージを出さない
<text:bookmark-end text:name="OrgXref.org1672cab"/></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851f982"/>
<text:bookmark text:name="org851f982"/>MBPビルド用設定
<text:bookmark-end text:name="OrgXref.org851f982"/></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c2b9582"/>
<text:bookmark text:name="orgc2b9582"/>NSビルド用設定<text:tab/><text:span text:style-name="OrgTags">[<text:span text:style-name="OrgTag">Mac</text:span>]</text:span>
<text:bookmark-end text:name="OrgXref.orgc2b9582"/></text:h>
      <text:p text:style-name="Text_20_body">インラインパッチの適用が前提の設定です． <text:span text:style-name="OrgCode">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f29b053"/>
<text:bookmark text:name="orgf29b053"/>カーソル移動
<text:bookmark-end text:name="OrgXref.orgf29b053"/></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82fbb08"/>
<text:bookmark text:name="org82fbb08"/>バッファ内のカーソル移動
<text:bookmark-end text:name="OrgXref.org82fbb08"/></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c6430d5"/>
<text:bookmark text:name="orgc6430d5"/>バッファ間のカーソル移動
<text:bookmark-end text:name="OrgXref.orgc6430d5"/></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61c4247"/>
<text:bookmark text:name="org61c4247"/>スクロールを制御
<text:bookmark-end text:name="OrgXref.org61c4247"/></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text:span text:style-name="OrgSrcFontLockKeywordFace">setq</text:span><text:s/>smooth-scroll-margin<text:s/>1))))</text:p>
      <text:h text:style-name="Heading_20_2" text:outline-level="2" text:is-list-header="false">
<text:bookmark-start text:name="OrgXref.orgea3d84f"/>
<text:bookmark text:name="orgea3d84f"/>スクロールで表示を重複させる行数
<text:bookmark-end text:name="OrgXref.orgea3d84f"/></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ea79dbe"/>
<text:bookmark text:name="orgea79dbe"/>[SmoothScroll.el] カーソル固定でスクロールする
<text:bookmark-end text:name="OrgXref.orgea79dbe"/></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5ecbcea"/>
<text:bookmark text:name="org5ecbcea"/>キーバインド
<text:bookmark-end text:name="OrgXref.org5ecbcea"/></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5245de2"/>
<text:bookmark text:name="org5245de2"/>[smooth-scroll.el] 滑らかなスクロール
<text:bookmark-end text:name="OrgXref.org5245de2"/></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0195031"/>
<text:bookmark text:name="org0195031"/>[point-undo.el] カーソル位置を簡単にたどる
<text:bookmark-end text:name="OrgXref.org0195031"/></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5ecf141"/>
<text:bookmark text:name="org5ecf141"/>[cycle-buffer.el] カレントバッファの表示切り替え
<text:bookmark-end text:name="OrgXref.org5ecf141"/></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0336c92"/>
<text:bookmark text:name="org0336c92"/>[bm.el] カーソル位置をブックマークして追う
<text:bookmark-end text:name="OrgXref.org0336c92"/></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df003a8"/>
<text:bookmark text:name="orgdf003a8"/>[centered-cursor-mode.el] カーソル位置をバッファ中央に固定
<text:bookmark-end text:name="OrgXref.orgdf003a8"/></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1" text:outline-level="1" text:is-list-header="false">
<text:bookmark-start text:name="OrgXref.org5b4776b"/>
<text:bookmark text:name="org5b4776b"/>編集サポート
<text:bookmark-end text:name="OrgXref.org5b4776b"/></text:h>
      <text:h text:style-name="Heading_20_2" text:outline-level="2" text:is-list-header="false">
<text:bookmark-start text:name="OrgXref.orgbc3f95c"/>
<text:bookmark text:name="orgbc3f95c"/>矩形編集／連番入力
<text:bookmark-end text:name="OrgXref.orgbc3f95c"/></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ad7447d"/>
<text:bookmark text:name="orgad7447d"/>Yank時に装飾を取る
<text:bookmark-end text:name="OrgXref.orgad7447d"/></text:h>
      <text:p text:style-name="OrgSrcBlockLastLine">(<text:span text:style-name="OrgSrcFontLockKeywordFace">setq</text:span><text:s/>yank-excluded-properties<text:s/>t)</text:p>
      <text:h text:style-name="Heading_20_2" text:outline-level="2" text:is-list-header="false">
<text:bookmark-start text:name="OrgXref.org33aabcb"/>
<text:bookmark text:name="org33aabcb"/>ファイル保存時に時間を記録する
<text:bookmark-end text:name="OrgXref.org33aabcb"/></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p>
      <text:p text:style-name="OrgSrcBlock"><text:s/><text:s/><text:s/><text:s/><text:s/><text:s/><text:s/><text:span text:style-name="OrgSrcFontLockStringFace">"updat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update-stamp</text:span><text:s/>nil<text:s/>t))</text:p>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format<text:s/><text:span text:style-name="OrgSrcFontLockStringFace">"%:y-%02m-%02dT%02H:%02M:%02S%Z"</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update-stamp))</text:p>
      <text:p text:style-name="OrgSrcBlock"><text:s/><text:s/><text:s/><text:s/><text:s/><text:s/><text:s/><text:s/><text:s/><text:s/><text:s/><text:s/><text:s/><text:s/><text:s/><text:s/><text:s/><text:s/>(update-stamp)))))</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autoload-if-found</text:p>
      <text:p text:style-name="OrgSrcBlock"><text:s/><text:s/><text:s/><text:s/><text:s/><text:s/><text:s/>'(time-stamp)</text:p>
      <text:p text:style-name="OrgSrcBlock"><text:s/><text:s/><text:s/><text:s/><text:s/><text:s/><text:s/><text:span text:style-name="OrgSrcFontLockStringFace">"tim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time-stamp</text:span><text:s/>nil<text:s/>t))</text:p>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format<text:s/><text:span text:style-name="OrgSrcFontLockStringFace">"%:y-%02m-%02dT%02H:%02M:%02S%Z"</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time-stamp))</text:p>
      <text:p text:style-name="OrgSrcBlockLastLine"><text:s/><text:s/><text:s/><text:s/><text:s/><text:s/><text:s/><text:s/><text:s/><text:s/><text:s/><text:s/><text:s/><text:s/><text:s/><text:s/><text:s/><text:s/>(tim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89f4a39"/>
<text:bookmark text:name="org89f4a39"/>選択リージョンを使って検索
<text:bookmark-end text:name="OrgXref.org89f4a39"/></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96b7d5a"/>
<text:bookmark text:name="org96b7d5a"/>ChangeLog モード
<text:bookmark-end text:name="OrgXref.org96b7d5a"/></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28ee67e"/>
<text:bookmark text:name="org28ee67e"/>テキストモード
<text:bookmark-end text:name="OrgXref.org28ee67e"/></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f46512f"/>
<text:bookmark text:name="orgf46512f"/>C/C++モード
<text:bookmark-end text:name="OrgXref.orgf46512f"/></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d9efca3"/>
<text:bookmark text:name="orgd9efca3"/>C#モード
<text:bookmark-end text:name="OrgXref.orgd9efca3"/></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a0ff18e"/>
<text:bookmark text:name="orga0ff18e"/>Infoモード
<text:bookmark-end text:name="OrgXref.orga0ff18e"/></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e9e4240"/>
<text:bookmark text:name="orge9e4240"/>Rモード
<text:bookmark-end text:name="OrgXref.orge9e4240"/></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6697df6"/>
<text:bookmark text:name="org6697df6"/>nXMLモード
<text:bookmark-end text:name="OrgXref.org6697df6"/></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cdfa068"/>
<text:bookmark text:name="orgcdfa068"/>yamlモード
<text:bookmark-end text:name="OrgXref.orgcdfa068"/></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ce038ce"/>
<text:bookmark text:name="orgce038ce"/>jsonモード
<text:bookmark-end text:name="OrgXref.orgce038ce"/></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311b27e"/>
<text:bookmark text:name="org311b27e"/>javascriptモード
<text:bookmark-end text:name="OrgXref.org311b27e"/></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251170e"/>
<text:bookmark text:name="org251170e"/>csvモード
<text:bookmark-end text:name="OrgXref.org251170e"/></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833d14c"/>
<text:bookmark text:name="org833d14c"/>asciiモード
<text:bookmark-end text:name="OrgXref.org833d14c"/></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1a52c11"/>
<text:bookmark text:name="org1a52c11"/>esモード
<text:bookmark-end text:name="OrgXref.org1a52c11"/></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1c32645"/>
<text:bookmark text:name="org1c32645"/>gnuplotモード
<text:bookmark-end text:name="OrgXref.org1c32645"/></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bbaaa23"/>
<text:bookmark text:name="orgbbaaa23"/>markdown-mode
<text:bookmark-end text:name="OrgXref.orgbbaaa23"/></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d8b3e88"/>
<text:bookmark text:name="orgd8b3e88"/>スペルチェック
<text:bookmark-end text:name="OrgXref.orgd8b3e88"/></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204bbea"/>
<text:bookmark text:name="org204bbea"/>リアルタイムスペルチェック
<text:bookmark-end text:name="OrgXref.org204bbea"/></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2c6ad36"/>
<text:bookmark text:name="org2c6ad36"/>[latex-math-preview.el] TeX数式をプレビュー
<text:bookmark-end text:name="OrgXref.org2c6ad36"/></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8f4565e"/>
<text:bookmark text:name="org8f4565e"/>[po-mode.el] 翻訳ファイルの編集
<text:bookmark-end text:name="OrgXref.org8f4565e"/></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7aa2d53"/>
<text:bookmark text:name="org7aa2d53"/>[word-count.el] リージョン内の文字をカウントする
<text:bookmark-end text:name="OrgXref.org7aa2d53"/></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5a378e1"/>
<text:bookmark text:name="org5a378e1"/>[yatex.el] YaTeXモード
<text:bookmark-end text:name="OrgXref.org5a378e1"/></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2d81668"/>
<text:bookmark text:name="org2d81668"/>[auxtex.el] AUCTEXモード
<text:bookmark-end text:name="OrgXref.org2d81668"/></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7e840b2"/>
<text:bookmark text:name="org7e840b2"/>[display-time-world-mode] 世界時計
<text:bookmark-end text:name="OrgXref.org7e840b2"/></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bb60eae"/>
<text:bookmark text:name="orgbb60eae"/>[yasnippet.el] Emacs用のテンプレートシステム
<text:bookmark-end text:name="OrgXref.orgbb60eae"/></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c3b77ec"/>
<text:bookmark text:name="orgc3b77ec"/>[sdic.el] 英辞郎で英単語を調べる
<text:bookmark-end text:name="OrgXref.orgc3b77ec"/></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pan text:style-name="OrgSrcFontLockKeywordFace">setq</text:span><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text:span text:style-name="OrgSrcFontLockKeywordFace">setq</text:span><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text:span text:style-name="OrgSrcFontLockKeywordFace">setq</text:span><text:s/>sdic-waei-dictionary-list</text:p>
      <text:p text:style-name="OrgSrcBlockLastLine"><text:s/><text:s/><text:s/><text:s/><text:s/><text:s/><text:s/><text:s/><text:s/><text:s/><text:s/><text:s/><text:s/>'((sdicf-client<text:s/><text:span text:style-name="OrgSrcFontLockStringFace">"~/Dropbox/Dic/EIJIRO6/WAEI-128.sdic"</text:span>))))))</text:p>
      <text:p text:style-name="OrgSrcBlock">(<text:span text:style-name="OrgSrcFontLockKeywordFace">when</text:span><text:s/>(eval-after-autoload-if-found</text:p>
      <text:p text:style-name="OrgSrcBlock"><text:s/><text:s/><text:s/><text:s/><text:s/><text:s/><text:s/>'(sdic-describe-word<text:s/>sdic-describe-word-at-point)<text:s/><text:span text:style-name="OrgSrcFontLockStringFace">"sdic"</text:span><text:s/>nil<text:s/>t<text:s/>nil</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text:s/>(<text:span text:style-name="OrgSrcFontLockKeywordFace">setq</text:span><text:s/>sdic-default-coding-system<text:s/>'utf-8)</text:p>
      <text:p text:style-name="OrgSrcBlock"><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pan text:style-name="OrgSrcFontLockKeywordFace">setq</text:span><text:s/>sdic-eiwa-dictionary-list</text:p>
      <text:p text:style-name="OrgSrcBlock"><text:s/><text:s/><text:s/><text:s/><text:s/><text:s/><text:s/><text:s/><text:s/><text:s/><text:s/><text:s/><text:s/><text:s/><text:s/>'((sdicf-client<text:s/><text:span text:style-name="OrgSrcFontLockStringFace">"~/Dropbox/Dic/EIJIRO6/EIJI-128.sdic"</text:span>)))</text:p>
      <text:p text:style-name="OrgSrcBlock"><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pan text:style-name="OrgSrcFontLockKeywordFace">setq</text:span><text:s/>sdic-waei-dictionary-list</text:p>
      <text:p text:style-name="OrgSrcBlock"><text:s/><text:s/><text:s/><text:s/><text:s/><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c5a48cf"/>
<text:bookmark text:name="orgc5a48cf"/>MacOSのdictionary.appで辞書をひく
<text:bookmark-end text:name="OrgXref.orgc5a48cf"/></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0201c53"/>
<text:bookmark text:name="org0201c53"/>MacOSのdictionary.appでCOBUILD5の辞書をひく（旧）
<text:bookmark-end text:name="OrgXref.org0201c53"/></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a15ce19"/>
<text:bookmark text:name="orga15ce19"/>マイナーモード化
<text:bookmark-end text:name="OrgXref.orga15ce19"/></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a6c0ddb"/>
<text:bookmark text:name="orga6c0ddb"/>キーバインド
<text:bookmark-end text:name="OrgXref.orga6c0ddb"/></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2" text:outline-level="2" text:is-list-header="false">
<text:bookmark-start text:name="OrgXref.orge7d3cd9"/>
<text:bookmark text:name="orge7d3cd9"/>[lookup.el] 辞書
<text:bookmark-end text:name="OrgXref.orge7d3cd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c4669aa"/>
<text:bookmark text:name="orgc4669aa"/>キーバインド
<text:bookmark-end text:name="OrgXref.orgc4669aa"/></text:h>
      <text:p text:style-name="OrgSrcBlockLastLine">(global-set-key<text:s/>(kbd<text:s/><text:span text:style-name="OrgSrcFontLockStringFace">"&lt;f6&gt;"</text:span>)<text:s/>'lookup-word)</text:p>
      <text:h text:style-name="Heading_20_2" text:outline-level="2" text:is-list-header="false">
<text:bookmark-start text:name="OrgXref.orge50b0db"/>
<text:bookmark text:name="orge50b0db"/>[cacoo] Cacoo で描く
<text:bookmark-end text:name="OrgXref.orge50b0db"/></text:h>
      <text:p text:style-name="Text_20_body">画像をリサイズしてバッファに表示する用途にも使える．<text:line-break/></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0969dfc"/>
<text:bookmark text:name="org0969dfc"/>[iedit] バッファ内の同じ文字列を一度に編集する
<text:bookmark-end text:name="OrgXref.org0969dfc"/></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0621a77"/>
<text:bookmark text:name="org0621a77"/>[web-mode] HTML編集
<text:bookmark-end text:name="OrgXref.org0621a77"/></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setq</text:span><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0b13f0a"/>
<text:bookmark text:name="org0b13f0a"/>[emmet-mode] zencoding の後継
<text:bookmark-end text:name="OrgXref.org0b13f0a"/></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3d989ad"/>
<text:bookmark text:name="org3d989ad"/>[zencoding-mode] HTML編集の高速化（旧）
<text:bookmark-end text:name="OrgXref.org3d989ad"/></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fc207ab"/>
<text:bookmark text:name="orgfc207ab"/>[describe-number] 16進数などを確認
<text:bookmark-end text:name="OrgXref.orgfc207ab"/></text:h>
      <text:p text:style-name="Text_20_body"><text:span text:style-name="OrgCode">describe-number.el</text:span> を使うと，16進数表示や文字コードを確認できます．<text:line-break/></text:p>
      <text:p text:style-name="OrgSrcBlock">(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20af086"/>
<text:bookmark text:name="org20af086"/>[web-beautify.el] ソースコード整形
<text:bookmark-end text:name="OrgXref.org20af086"/></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ce2b537"/>
<text:bookmark text:name="orgce2b537"/>[smartparens.el] 対応するカッコの挿入をアシスト
<text:bookmark-end text:name="OrgXref.orgce2b537"/></text:h>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df525b6"/>
<text:bookmark text:name="orgdf525b6"/>[replace-from-region.el] 選択領域を別の文字列に置き換える
<text:bookmark-end text:name="OrgXref.orgdf525b6"/></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ee3faf6"/>
<text:bookmark text:name="orgee3faf6"/>[selected.el] リージョン選択時のアクションを制御
<text:bookmark-end text:name="OrgXref.orgee3faf6"/></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LastLine"><text:s/><text:s/><text:s/><text:s/>(selected-global-mode<text:s/>1)))</text:p>
      <text:h text:style-name="Heading_20_1" text:outline-level="1" text:is-list-header="false">
<text:bookmark-start text:name="OrgXref.orge555da9"/>
<text:bookmark text:name="orge555da9"/>表示サポート
<text:bookmark-end text:name="OrgXref.orge555da9"/></text:h>
      <text:h text:style-name="Heading_20_2" text:outline-level="2" text:is-list-header="false">
<text:bookmark-start text:name="OrgXref.orgda44013"/>
<text:bookmark text:name="orgda44013"/>モードラインのモード名を短くする
<text:bookmark-end text:name="OrgXref.orgda44013"/></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editorconfig"</text:span><text:s/>(diminish<text:s/>'editorconfig-mode<text:s/><text:span text:style-name="OrgSrcFontLockStringFace">"<text:s/>EC"</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3664869"/>
<text:bookmark text:name="org3664869"/>モードラインのNarrowを短くする
<text:bookmark-end text:name="OrgXref.org3664869"/></text:h>
      <text:p text:style-name="Text_20_body">標準では「Narrow」と表示されますが，「N」に短縮します．<text:line-break/></text:p>
      <text:p text:style-name="OrgSrcBlock">(<text:span text:style-name="OrgSrcFontLockKeywordFace">setq</text:span><text:s/>mode-line-modes</text:p>
      <text:p text:style-name="OrgSrcBlock"><text:s/><text:s/><text:s/><text:s/><text:s/><text:s/>(mapcar</text:p>
      <text:p text:style-name="OrgSrcBlock"><text:s/><text:s/><text:s/><text:s/><text:s/><text:s/><text:s/>(<text:span text:style-name="OrgSrcFontLockKeywordFace">lambda</text:span><text:s/>(entry)</text:p>
      <text:p text:style-name="OrgSrcBlock"><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string=<text:s/>entry<text:s/><text:span text:style-name="OrgSrcFontLockStringFace">"%n"</text:span>))</text:p>
      <text:p text:style-name="OrgSrcBlock"><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mode-line-modes))</text:p>
      <text:h text:style-name="Heading_20_2" text:outline-level="2" text:is-list-header="false">
<text:bookmark-start text:name="OrgXref.org2c299ba"/>
<text:bookmark text:name="org2c299ba"/>モードラインの節約（VC-mode編）
<text:bookmark-end text:name="OrgXref.org2c299ba"/></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ba770a3"/>
<text:bookmark text:name="orgba770a3"/>モードラインの色をカスタマイズする
<text:bookmark-end text:name="OrgXref.orgba770a3"/></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578f65c"/>
<text:bookmark text:name="org578f65c"/>色セット例
<text:bookmark-end text:name="OrgXref.org578f65c"/></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9a68ba1"/>
<text:bookmark text:name="org9a68ba1"/>visible-bell のカスタマイズ
<text:bookmark-end text:name="OrgXref.org9a68ba1"/></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1d56d80"/>
<text:bookmark text:name="org1d56d80"/>常に <text:span text:style-name="Bold">scratch</text:span> を表示して起動する
<text:bookmark-end text:name="OrgXref.org1d56d80"/></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6c275a1"/>
<text:bookmark text:name="org6c275a1"/>バッテリー情報をモードラインに表示する
<text:bookmark-end text:name="OrgXref.org6c275a1"/></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9c82c64"/>
<text:bookmark text:name="org9c82c64"/>スクロールバーを非表示にする
<text:bookmark-end text:name="OrgXref.org9c82c64"/></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182d3d1"/>
<text:bookmark text:name="org182d3d1"/>[yascroll] フリンジにスクロールバーを出す
<text:bookmark-end text:name="OrgXref.org182d3d1"/></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48936ba"/>
<text:bookmark text:name="org48936ba"/>ツールバーを非表示にする
<text:bookmark-end text:name="OrgXref.org48936ba"/></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e1a3b2f"/>
<text:bookmark text:name="orge1a3b2f"/>起動時のスプラッシュ画面を表示しない
<text:bookmark-end text:name="OrgXref.orge1a3b2f"/></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746fd5f"/>
<text:bookmark text:name="org746fd5f"/>カーソル行の行数をモードラインに表示する
<text:bookmark-end text:name="OrgXref.org746fd5f"/></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bceadba"/>
<text:bookmark text:name="orgbceadba"/>カーソル行の関数名をモードラインに表示する
<text:bookmark-end text:name="OrgXref.orgbceadba"/></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fe3ed4a"/>
<text:bookmark text:name="orgfe3ed4a"/>時刻をモードラインに表示する
<text:bookmark-end text:name="OrgXref.orgfe3ed4a"/></text:h>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LastLine">(display-time-mode<text:s/>1)</text:p>
      <text:h text:style-name="Heading_20_2" text:outline-level="2" text:is-list-header="false">
<text:bookmark-start text:name="OrgXref.orgcab0dd5"/>
<text:bookmark text:name="orgcab0dd5"/>対応するカッコをハイライトする
<text:bookmark-end text:name="OrgXref.orgcab0dd5"/></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00">orange</text:span><text:span text:style-name="OrgSrcFontLockCommentFace">:<text:s/></text:span><text:span text:style-name="OrgSrcDefault0020">#FFCC66</text:span></text:p>
      <text:p text:style-name="OrgSrcBlock"><text:s/><text:s/><text:s/><text:s/>(set-face-background<text:s/>'paren-face-match<text:s/><text:span text:style-name="OrgSrcFontLockStringFace">"</text:span><text:span text:style-name="OrgSrcDefault0021">#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69f10e1"/>
<text:bookmark text:name="org69f10e1"/>全角スペースと行末タブ／半角スペースを強調表示する
<text:bookmark-end text:name="OrgXref.org69f10e1"/></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9b56748"/>
<text:bookmark text:name="org9b56748"/>バッファの終わりをフリンジで明示
<text:bookmark-end text:name="OrgXref.org9b56748"/></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d1c76b4"/>
<text:bookmark text:name="orgd1c76b4"/>[migemo.el] ローマ字入力で日本語を検索する
<text:bookmark-end text:name="OrgXref.orgd1c76b4"/></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f5a4d5f"/>
<text:bookmark text:name="orgf5a4d5f"/>[anything.el] 何でも絞り込みインターフェイス（旧）
<text:bookmark-end text:name="OrgXref.orgf5a4d5f"/></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p>
      <text:p text:style-name="OrgSrcBlock"><text:s/><text:s/><text:s/><text:s/><text:s/><text:s/><text:s/><text:s/><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CommentDelimiterFace">;;<text:s/><text:s/><text:s/><text:s/><text:s/><text:s/><text:s/><text:s/><text:s/><text:s/><text:s/><text:s/></text:span><text:span text:style-name="OrgSrcFontLockCommentFace">(require<text:s/>'recentf-ext<text:s/>nil<text:s/>t)</text:span></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pan text:style-name="OrgSrcFontLockKeywordFace">setq</text:span><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text:span text:style-name="OrgSrcFontLockKeywordFace">setq</text:span><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pan text:style-name="OrgSrcFontLockKeywordFace">setq</text:span><text:s/>anything-quick-update<text:s/>nil))))<text:s/><text:s/><text:s/><text:s/><text:s/><text:s/><text:s/><text:span text:style-name="OrgSrcFontLockCommentDelimiterFace">;<text:s/></text:span><text:span text:style-name="OrgSrcFontLockCommentFace">nil</text:span></text:p>
      <text:h text:style-name="Heading_20_3" text:outline-level="3" text:is-list-header="false">
<text:bookmark-start text:name="OrgXref.org722b295"/>
<text:bookmark text:name="org722b295"/>キーバインド
<text:bookmark-end text:name="OrgXref.org722b295"/></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d8962d4"/>
<text:bookmark text:name="orgd8962d4"/>[helm.el] 続・何でも絞り込みインターフェイス
<text:bookmark-end text:name="OrgXref.orgd8962d4"/></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String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c0f182f"/>
<text:bookmark text:name="orgc0f182f"/>[stripe-buffer.el] テーブルの色をストライプにする
<text:bookmark-end text:name="OrgXref.orgc0f182f"/></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eb13d76"/>
<text:bookmark text:name="orgeb13d76"/>[rainbow-delimiters] 対応するカッコに色を付ける
<text:bookmark-end text:name="OrgXref.orgeb13d76"/></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ddfa778"/>
<text:bookmark text:name="orgddfa778"/>[git-gutter-fringe] 編集差分をフレーム端で視覚化
<text:bookmark-end text:name="OrgXref.orgddfa778"/></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b672dda"/>
<text:bookmark text:name="orgb672dda"/>[zlc.el] find-file バッファを zsh ライクにする
<text:bookmark-end text:name="OrgXref.orgb672dda"/></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19f907e"/>
<text:bookmark text:name="org19f907e"/>[japanese-holidays] カレンダーをカラフルにする
<text:bookmark-end text:name="OrgXref.org19f907e"/></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b58dfae"/>
<text:bookmark text:name="orgb58dfae"/>[calendar.el] カレンダーで週番号を表示する
<text:bookmark-end text:name="OrgXref.orgb58dfae"/></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5fc8345"/>
<text:bookmark text:name="org5fc8345"/>[guide-key] キーバインドの選択肢をポップアップする
<text:bookmark-end text:name="OrgXref.org5fc8345"/></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6d4d9ef"/>
<text:bookmark text:name="org6d4d9ef"/>[which-key] キーバインドの選択肢をポップアップする
<text:bookmark-end text:name="OrgXref.org6d4d9ef"/></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text:s/><text:s/><text:s/><text:s/>(which-key-mode<text:s/>1))</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bbdba2d"/>
<text:bookmark text:name="orgbbdba2d"/>[stock-ticker] 株価をモードラインに表示
<text:bookmark-end text:name="OrgXref.orgbbdba2d"/></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s/>'(my:activate-stock-ticker<text:s/>stock-ticker-global-mode)</text:p>
      <text:p text:style-name="OrgSrcBlock"><text:s/><text:s/><text:s/><text:s/><text:s/><text:s/><text:s/><text:s/><text:s/><text:s/><text:s/><text:s/><text:s/><text:s/><text:s/><text:s/><text:s/><text:s/><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ad332e7"/>
<text:bookmark text:name="orgad332e7"/>[mode-icons] 使用中のモード表示をアイコンで代替
<text:bookmark-end text:name="OrgXref.orgad332e7"/></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4a7b789"/>
<text:bookmark text:name="org4a7b789"/>[highlight-symbol] 同じ名前のシンボルをハイライトする
<text:bookmark-end text:name="OrgXref.org4a7b789"/></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1" text:outline-level="1" text:is-list-header="false">
<text:bookmark-start text:name="OrgXref.org6a717eb"/>
<text:bookmark text:name="org6a717eb"/>メディアサポート
<text:bookmark-end text:name="OrgXref.org6a717eb"/></text:h>
      <text:h text:style-name="Heading_20_2" text:outline-level="2" text:is-list-header="false">
<text:bookmark-start text:name="OrgXref.org3b6530b"/>
<text:bookmark text:name="org3b6530b"/>[bongo.el] Emacsのバッファで音楽ライブラリを管理する
<text:bookmark-end text:name="OrgXref.org3b6530b"/></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CommentDelimiterFace">;;<text:s/><text:s/></text:span><text:span text:style-name="OrgSrcFontLockCommentFace">(require<text:s/>'bongo)</text:span></text:p>
      <text:p text:style-name="OrgSrcBlock">(<text:span text:style-name="OrgSrcFontLockKeywordFace">when</text:span><text:s/>(autoload-if-found<text:s/>'bongo<text:s/><text:span text:style-name="OrgSrcFontLockStringFace">"bongo-mplayer"</text:span><text:s/>nil<text:s/>t)</text:p>
      <text:p text:style-name="OrgSrcBlock"><text:s/><text:s/>(<text:span text:style-name="OrgSrcFontLockKeywordFace">defun</text:span><text:s/><text:span text:style-name="OrgSrcFontLockFunctionNameFace">init-bongo</text:span><text:s/>()</text:p>
      <text:p text:style-name="OrgSrcBlock"><text:s/><text:s/><text:s/><text:s/>(<text:span text:style-name="OrgSrcFontLockKeywordFace">interactive</text:span>)</text:p>
      <text:p text:style-name="OrgSrcBlock"><text:s/><text:s/><text:s/><text:s/>(bongo)</text:p>
      <text:p text:style-name="OrgSrcBlock"><text:s/><text:s/><text:s/><text:s/>(find-file<text:s/><text:span text:style-name="OrgSrcFontLockStringFace">"~/Desktop/next/Tidy/hoge.bongo-playlist"</text:span>))</text:p>
      <text:p text:style-name="OrgSrcBlock"><text:s/><text:s/>(<text:span text:style-name="OrgSrcFontLockKeywordFace">with-eval-after-load</text:span><text:s/><text:span text:style-name="OrgSrcFontLockStringFace">"bongo-mplayer"</text:span></text:p>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a2e36f9"/>
<text:bookmark text:name="orga2e36f9"/>[GoogleMaps.el] GoogleMaps を Emacs 内で使う
<text:bookmark-end text:name="OrgXref.orga2e36f9"/></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7a6fff0"/>
<text:bookmark text:name="org7a6fff0"/>[org-google-weather.el] org-agenda に天気を表示する
<text:bookmark-end text:name="OrgXref.org7a6fff0"/></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7a40cfe"/>
<text:bookmark text:name="org7a40cfe"/>履歴／ファイル管理
<text:bookmark-end text:name="OrgXref.org7a40cfe"/></text:h>
      <text:h text:style-name="Heading_20_2" text:outline-level="2" text:is-list-header="false">
<text:bookmark-start text:name="OrgXref.orgcacf0d7"/>
<text:bookmark text:name="orgcacf0d7"/>[dired] ファイラのサポートツール
<text:bookmark-end text:name="OrgXref.orgcacf0d7"/></text:h>
      <text:p text:style-name="Text_20_body"><text:span text:style-name="OrgCode">dired.el</text:span> をリッチに使うツール群．<text:line-break/></text:p>
      <text:p text:style-name="OrgSrcBlock"><text:span text:style-name="OrgSrcFontLockCommentDelimiterFace">;;<text:s/></text:span><text:span text:style-name="OrgSrcFontLockCommentFace">(when<text:s/>(library-p<text:s/>"all-the-icons-dired")</text:span></text:p>
      <text:p text:style-name="OrgSrcBlock"><text:span text:style-name="OrgSrcFontLockCommentDelimiterFace">;;<text:s/><text:s/><text:s/></text:span><text:span text:style-name="OrgSrcFontLockCommentFace">(add-hook<text:s/>'dired-mode-hook<text:s/>#'all-the-icons-dired-mode))</text:span></text:p>
      <text:p text:style-name="OrgSrcBlock"/>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ae81426"/>
<text:bookmark text:name="orgae81426"/>Undoバッファを無限に取る
<text:bookmark-end text:name="OrgXref.orgae81426"/></text:h>
      <text:p text:style-name="OrgSrcBlockLastLine">(<text:span text:style-name="OrgSrcFontLockKeywordFace">setq</text:span><text:s/>undo-outer-limit<text:s/>nil)</text:p>
      <text:h text:style-name="Heading_20_2" text:outline-level="2" text:is-list-header="false">
<text:bookmark-start text:name="OrgXref.org783d413"/>
<text:bookmark text:name="org783d413"/>[undo-tree] 編集履歴をわかりやすくたどる
<text:bookmark-end text:name="OrgXref.org783d413"/></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require</text:span><text:s/>'<text:span text:style-name="OrgSrcFontLockConstantFace">undo-tree</text:span><text:s/>nil<text:s/>t))</text:p>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1b37879"/>
<text:bookmark text:name="org1b37879"/>バッファ保存時にバックアップファイルを生成する
<text:bookmark-end text:name="OrgXref.org1b37879"/></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981d955"/>
<text:bookmark text:name="org981d955"/>バッファ保存時にバックアップを生成させない
<text:bookmark-end text:name="OrgXref.org981d955"/></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e471f18"/>
<text:bookmark text:name="orge471f18"/>ミニバッファの履歴を保存しリストアする
<text:bookmark-end text:name="OrgXref.orge471f18"/></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b7c3dcf"/>
<text:bookmark text:name="orgb7c3dcf"/>履歴サイズを大きくする
<text:bookmark-end text:name="OrgXref.orgb7c3dcf"/></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c62f991"/>
<text:bookmark text:name="orgc62f991"/>Emacs終了時に開いていたバッファを起動時に復元する
<text:bookmark-end text:name="OrgXref.orgc62f991"/></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3c0b679"/>
<text:bookmark text:name="org3c0b679"/>最近開いたファイルリストを保持
<text:bookmark-end text:name="OrgXref.org3c0b679"/></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p>
      <text:p text:style-name="OrgSrcBlock"><text:s/><text:s/><text:s/><text:s/><text:s/><text:s/><text:s/><text:span text:style-name="OrgSrcFontLockStringFace">"recentf"</text:span><text:s/>nil<text:s/>t)</text:p>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f0ba651"/>
<text:bookmark text:name="orgf0ba651"/>深夜にバッファを自動整理する
<text:bookmark-end text:name="OrgXref.orgf0ba651"/></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3d64a9c"/>
<text:bookmark text:name="org3d64a9c"/>[auto-save-buffers.el] 一定間隔でバッファを保存する
<text:bookmark-end text:name="OrgXref.org3d64a9c"/></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run-with-idle-timer</text:p>
      <text:p text:style-name="OrgSrcBlock"><text:s/><text:s/><text:s/><text:s/><text:s/>1.6<text:s/>t</text:p>
      <text:p text:style-name="OrgSrcBlock"><text:s/><text:s/><text:s/><text:s/><text:s/>#'(lambda<text:s/>()</text:p>
      <text:p text:style-name="OrgSrcBlock"><text:s/><text:s/><text:s/><text:s/><text:s/><text:s/><text:s/><text:s/><text:s/>(<text:span text:style-name="OrgSrcFontLockKeywordFace">cond</text:span><text:s/>((equal<text:s/>major-mode<text:s/>'undo-tree-visualizer-mode)<text:s/>nil)</text:p>
      <text:p text:style-name="OrgSrcBlock"><text:s/><text:s/><text:s/><text:s/><text:s/><text:s/><text:s/><text:s/><text:s/><text:s/><text:s/><text:s/><text:s/><text:s/><text:s/>((equal<text:s/>major-mode<text:s/>'diff-mode)<text:s/>nil)</text:p>
      <text:p text:style-name="OrgSrcBlock"><text:s/><text:s/><text:s/><text:s/><text:s/><text:s/><text:s/><text:s/><text:s/><text:s/><text:s/><text:s/><text:s/><text:s/><text:s/>((string-match<text:s/><text:span text:style-name="OrgSrcFontLockStringFace">"Org<text:s/>Src"</text:span><text:s/>(buffer-name))<text:s/>nil)</text:p>
      <text:p text:style-name="OrgSrcBlock"><text:s/><text:s/><text:s/><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text:s/><text:s/>(<text:span text:style-name="OrgSrcFontLockKeywordFace">shut-up</text:span><text:s/>(auto-save-buffers))</text:p>
      <text:p text:style-name="OrgSrcBlockLastLine"><text:s/><text:s/><text:s/><text:s/><text:s/><text:s/><text:s/><text:s/><text:s/><text:s/><text:s/><text:s/><text:s/><text:s/><text:s/><text:s/><text:s/><text:s/><text:s/><text:s/>(auto-save-buffers))))))))</text:p>
      <text:h text:style-name="Heading_20_2" text:outline-level="2" text:is-list-header="false">
<text:bookmark-start text:name="OrgXref.org205b3cc"/>
<text:bookmark text:name="org205b3cc"/>[backup-dir.el] バックアップファイルを一箇所に集める
<text:bookmark-end text:name="OrgXref.org205b3cc"/></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e718e60"/>
<text:bookmark text:name="orge718e60"/>[backup-each-save] クラッシュに備える
<text:bookmark-end text:name="OrgXref.orge718e60"/></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LastLine"><text:s/><text:s/><text:s/><text:s/><text:s/><text:s/><text:s/><text:s/><text:s/><text:s/><text:s/><text:s/>#'(lambda<text:s/>()<text:s/>(recursive-delete-backup-files<text:s/>7))))</text:p>
      <text:h text:style-name="Heading_20_2" text:outline-level="2" text:is-list-header="false">
<text:bookmark-start text:name="OrgXref.orgc8ac61b"/>
<text:bookmark text:name="orgc8ac61b"/>特定のファイルを Dropbox 以下にバックアップする
<text:bookmark-end text:name="OrgXref.orgc8ac61b"/></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text:line-break/></text:p>
      <text:p text:style-name="OrgSrcBlock">(<text:span text:style-name="OrgSrcFontLockKeywordFace">defun</text:span><text:s/><text:span text:style-name="OrgSrcFontLockFunctionNameFace">my:backup</text:span><text:s/>(files<text:s/><text:span text:style-name="OrgSrcFontLockTypeFace">&amp;optional</text:span><text:s/>dropbox)</text:p>
      <text:p text:style-name="OrgSrcBlock"><text:s/><text:s/><text:span text:style-name="OrgSrcFontLockDocFace">"Backup<text:s/>a<text:s/>file<text:s/>to<text:s/>`</text:span><text:span text:style-name="OrgSrcFontLockConstantFace">Dropbox/backup</text:span><text:span text:style-name="OrgSrcFontLockDocFace">'<text:s/>directory.<text:s/>If<text:s/>`</text:span><text:span text:style-name="OrgSrcFontLockConstantFace">dropbox</text:span><text:span text:style-name="OrgSrcFontLockDocFace">'<text:s/>option<text:s/>is<text:s/>provided<text:s/>then<text:s/>the<text:s/>value<text:s/>is<text:s/>uased<text:s/>as<text:s/>a<text:s/>root<text:s/>directory."</text:span></text:p>
      <text:p text:style-name="OrgSrcBlock"><text:s/><text:s/>(<text:span text:style-name="OrgSrcFontLockKeywordFace">interactive</text:span><text:s/><text:span text:style-name="OrgSrcFontLockStringFace">"P"</text:span>)</text:p>
      <text:p text:style-name="OrgSrcBlock"><text:s/><text:s/>(<text:span text:style-name="OrgSrcFontLockKeywordFace">let</text:span><text:s/>((system<text:s/>(system-name))</text:p>
      <text:p text:style-name="OrgSrcBlock"><text:s/><text:s/><text:s/><text:s/><text:s/><text:s/><text:s/><text:s/>(rootdir<text:s/>(<text:span text:style-name="OrgSrcFontLockKeywordFace">or</text:span><text:s/>dropbox<text:s/><text:span text:style-name="OrgSrcFontLockStringFace">"~/Dropbox"</text:span>)))</text:p>
      <text:p text:style-name="OrgSrcBlock"><text:s/><text:s/><text:s/><text:s/>(<text:span text:style-name="OrgSrcFontLockKeywordFace">if</text:span><text:s/>(<text:span text:style-name="OrgSrcFontLockKeywordFace">and</text:span><text:s/>system</text:p>
      <text:p text:style-name="OrgSrcBlock"><text:s/><text:s/><text:s/><text:s/><text:s/><text:s/><text:s/><text:s/><text:s/><text:s/><text:s/><text:s/><text:s/>(stringp<text:s/>rootdir)</text:p>
      <text:p text:style-name="OrgSrcBlock"><text:s/><text:s/><text:s/><text:s/><text:s/><text:s/><text:s/><text:s/><text:s/><text:s/><text:s/><text:s/><text:s/>(file-directory-p<text:s/>(<text:span text:style-name="OrgSrcFontLockKeywordFace">or</text:span><text:s/>rootdir<text:s/>(expand-file-name<text:s/>rootdir))))</text:p>
      <text:p text:style-name="OrgSrcBlock"><text:s/><text:s/><text:s/><text:s/><text:s/><text:s/><text:s/><text:s/>(mapc</text:p>
      <text:p text:style-name="OrgSrcBlock"><text:s/><text:s/><text:s/><text:s/><text:s/><text:s/><text:s/><text:s/><text:s/>(<text:span text:style-name="OrgSrcFontLockKeywordFace">lambda</text:span><text:s/>(file)</text:p>
      <text:p text:style-name="OrgSrcBlock"><text:s/><text:s/><text:s/><text:s/><text:s/><text:s/><text:s/><text:s/><text:s/><text:s/><text:s/>(<text:span text:style-name="OrgSrcFontLockKeywordFace">if</text:span><text:s/>(<text:span text:style-name="OrgSrcFontLockKeywordFace">and</text:span><text:s/>(stringp<text:s/>file)</text:p>
      <text:p text:style-name="OrgSrcBlock"><text:s/><text:s/><text:s/><text:s/><text:s/><text:s/><text:s/><text:s/><text:s/><text:s/><text:s/><text:s/><text:s/><text:s/><text:s/><text:s/><text:s/><text:s/><text:s/><text:s/>(file-readable-p<text:s/>(<text:span text:style-name="OrgSrcFontLockKeywordFace">or</text:span><text:s/>file<text:s/>(expand-file-name<text:s/>file))))</text:p>
      <text:p text:style-name="OrgSrcBlock"><text:s/><text:s/><text:s/><text:s/><text:s/><text:s/><text:s/><text:s/><text:s/><text:s/><text:s/><text:s/><text:s/><text:s/><text:s/>(shell-command-to-string</text:p>
      <text:p text:style-name="OrgSrcBlock"><text:s/><text:s/><text:s/><text:s/><text:s/><text:s/><text:s/><text:s/><text:s/><text:s/><text:s/><text:s/><text:s/><text:s/><text:s/><text:s/>(concat<text:s/><text:span text:style-name="OrgSrcFontLockStringFace">"cp<text:s/>-f<text:s/>"</text:span><text:s/>file<text:s/><text:span text:style-name="OrgSrcFontLockStringFace">"<text:s/>"</text:span><text:s/>rootdir<text:s/><text:span text:style-name="OrgSrcFontLockStringFace">"/backup/"</text:span><text:s/>system<text:s/><text:span text:style-name="OrgSrcFontLockStringFace">"/"</text:span>))</text:p>
      <text:p text:style-name="OrgSrcBlock"><text:s/><text:s/><text:s/><text:s/><text:s/><text:s/><text:s/><text:s/><text:s/><text:s/><text:s/><text:s/><text:s/>(message<text:s/>(format<text:s/><text:span text:style-name="OrgSrcFontLockStringFace">"---<text:s/>backup<text:s/>failure:<text:s/>%s"</text:span><text:s/>file))))</text:p>
      <text:p text:style-name="OrgSrcBlock"><text:s/><text:s/><text:s/><text:s/><text:s/><text:s/><text:s/><text:s/><text:s/>(<text:span text:style-name="OrgSrcFontLockKeywordFace">if</text:span><text:s/>(listp<text:s/>files)</text:p>
      <text:p text:style-name="OrgSrcBlock"><text:s/><text:s/><text:s/><text:s/><text:s/><text:s/><text:s/><text:s/><text:s/><text:s/><text:s/><text:s/><text:s/>files</text:p>
      <text:p text:style-name="OrgSrcBlock"><text:s/><text:s/><text:s/><text:s/><text:s/><text:s/><text:s/><text:s/><text:s/><text:s/><text:s/>(list<text:s/>files)))</text:p>
      <text:p text:style-name="OrgSrcBlock"><text:s/><text:s/><text:s/><text:s/><text:s/><text:s/>(message<text:s/>(format<text:s/><text:span text:style-name="OrgSrcFontLockStringFace">"---<text:s/>backup-dir<text:s/>does<text:s/>not<text:s/>exist:<text:s/>%s"</text:span><text:s/>rootdir)))))</text:p>
      <text:p text:style-name="OrgSrcBlock"/>
      <text:p text:style-name="OrgSrcBlock">(<text:span text:style-name="OrgSrcFontLockKeywordFace">defun</text:span><text:s/><text:span text:style-name="OrgSrcFontLockFunctionNameFace">my:backup-recentf</text:span><text:s/>()</text:p>
      <text:p text:style-name="OrgSrcBlock"><text:s/><text:s/>(my:backup<text:s/><text:span text:style-name="OrgSrcFontLockStringFace">"~/.emacs.d/recentf"</text:span>))</text:p>
      <text:p text:style-name="OrgSrcBlock"/>
      <text:p text:style-name="OrgSrcBlock">(<text:span text:style-name="OrgSrcFontLockKeywordFace">with-eval-after-load</text:span><text:s/><text:span text:style-name="OrgSrcFontLockStringFace">"helm-config"</text:span></text:p>
      <text:p text:style-name="OrgSrcBlockLastLine"><text:s/><text:s/>(run-with-idle-timer<text:s/>600<text:s/>t<text:s/>'my:backup-recentf))</text:p>
      <text:h text:style-name="Heading_20_2" text:outline-level="2" text:is-list-header="false">
<text:bookmark-start text:name="OrgXref.org03750b3"/>
<text:bookmark text:name="org03750b3"/>[session.el] 様々な履歴を保存し復元に利用する
<text:bookmark-end text:name="OrgXref.org03750b3"/></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7107b07"/>
<text:bookmark text:name="org7107b07"/>[wakatime-mode.el] WakaTime を利用して作業記録する
<text:bookmark-end text:name="OrgXref.org7107b0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f0c3115"/>
<text:bookmark text:name="orgf0c3115"/>[neotree.el] ディレクトリ情報をツリー表示
<text:bookmark-end text:name="OrgXref.orgf0c3115"/></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require</text:span><text:s/>'<text:span text:style-name="OrgSrcFontLockConstantFace">moom</text:span><text:s/>nil<text:s/>t)</text:p>
      <text:p text:style-name="OrgSrcBlock"><text:s/><text:s/><text:s/><text:s/>(<text:span text:style-name="OrgSrcFontLockKeywordFace">setq</text:span><text:s/>neo-show-hidden-files<text:s/>nil)</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KeywordFace">setq</text:span><text:s/>neo-smart-open<text:s/>t)</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s/>(+<text:s/>(frame-width)<text:s/>26))</text:p>
      <text:p text:style-name="OrgSrcBlock"><text:s/><text:s/><text:s/><text:s/><text:s/><text:s/><text:s/><text:s/>(sit-for<text:s/>0.01)</text:p>
      <text:p text:style-name="OrgSrcBlock"><text:s/><text:s/><text:s/><text:s/><text:s/><text:s/><text:s/><text:s/>(set-frame-width<text:s/>(selected-frame)<text:s/>(+<text:s/>(frame-width)<text:s/>2))))</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hid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s/>(-<text:s/>(frame-width)<text:s/>2))</text:p>
      <text:p text:style-name="OrgSrcBlock"><text:s/><text:s/><text:s/><text:s/><text:s/><text:s/><text:s/><text:s/>(sit-for<text:s/>0.01)</text:p>
      <text:p text:style-name="OrgSrcBlock"><text:s/><text:s/><text:s/><text:s/><text:s/><text:s/><text:s/><text:s/>(set-frame-width<text:s/>(selected-frame)<text:s/>(-<text:s/>(frame-width)<text:s/>26)))</text:p>
      <text:p text:style-name="OrgSrcBlock"><text:s/><text:s/><text:s/><text:s/><text:s/><text:s/>(<text:span text:style-name="OrgSrcFontLockKeywordFace">when</text:span><text:s/>(&lt;<text:s/>(frame-width)<text:s/>moom--target-frame-width)</text:p>
      <text:p text:style-name="OrgSrcBlock"><text:s/><text:s/><text:s/><text:s/><text:s/><text:s/><text:s/><text:s/>(set-frame-width<text:s/>(selected-frame)<text:s/>moom--target-frame-width)))</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14f05a2"/>
<text:bookmark text:name="org14f05a2"/>[osx-trash] system-move-file-to-trash を有効にする
<text:bookmark-end text:name="OrgXref.org14f05a2"/></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cbed978"/>
<text:bookmark text:name="orgcbed978"/><text:span text:style-name="OrgTodo">TODO</text:span> [helpful] リッチなヘルプページ
<text:bookmark-end text:name="OrgXref.orgcbed978"/></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ce8a967"/>
<text:bookmark text:name="orgce8a967"/>開発サポート
<text:bookmark-end text:name="OrgXref.orgce8a967"/></text:h>
      <text:h text:style-name="Heading_20_2" text:outline-level="2" text:is-list-header="false">
<text:bookmark-start text:name="OrgXref.org86e1df1"/>
<text:bookmark text:name="org86e1df1"/>便利キーバインド
<text:bookmark-end text:name="OrgXref.org86e1df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623a05e"/>
<text:bookmark text:name="org623a05e"/>[gist.el] Gist インターフェイス
<text:bookmark-end text:name="OrgXref.org623a05e"/></text:h>
      <text:p text:style-name="OrgSrcBlockLastLine">(autoload-if-found<text:s/>'gist<text:s/><text:span text:style-name="OrgSrcFontLockStringFace">"gist"</text:span><text:s/>nil<text:s/>t)</text:p>
      <text:h text:style-name="Heading_20_2" text:outline-level="2" text:is-list-header="false">
<text:bookmark-start text:name="OrgXref.org59534e1"/>
<text:bookmark text:name="org59534e1"/>[doxymacs.el] Doxygen のコメントを簡単に入力する
<text:bookmark-end text:name="OrgXref.org59534e1"/></text:h>
      <text:p text:style-name="Text_20_body"><text:a xlink:type="simple" xlink:href="http://doxymacs.sourceforge.net/">http://doxymacs.sourceforge.net/</text:a><text:line-break/></text:p>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e9f56bb"/>
<text:bookmark text:name="orge9f56bb"/>[matlab.el] Matlab用の設定<text:tab/><text:span text:style-name="OrgTags">[<text:span text:style-name="OrgTag">Mac</text:span>]</text:span>
<text:bookmark-end text:name="OrgXref.orge9f56b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20d2be7"/>
<text:bookmark text:name="org20d2be7"/>[flycheck.el] 構文エラー表示
<text:bookmark-end text:name="OrgXref.org20d2be7"/></text:h>
      <text:p text:style-name="Text_20_body">auto-complete より前に hook設定しておくと余計なエラーが出ないようです．<text:line-break/></text:p>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56aab9e"/>
<text:bookmark text:name="org56aab9e"/>[auto-complete.el] 自動補完機能
<text:bookmark-end text:name="OrgXref.org56aab9e"/></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321d501"/>
<text:bookmark text:name="org321d501"/>[auto-complete-clang.el] オムニ補完
<text:bookmark-end text:name="OrgXref.org321d50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25bf796"/>
<text:bookmark text:name="org25bf796"/>参考サイト
<text:bookmark-end text:name="OrgXref.org25bf796"/></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bce88a0"/>
<text:bookmark text:name="orgbce88a0"/>[hideshowvis.el] 関数の表示／非表示
<text:bookmark-end text:name="OrgXref.orgbce88a0"/></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aabd4c7"/>
<text:bookmark text:name="orgaabd4c7"/>[origami.el] 関数の折りたたみ
<text:bookmark-end text:name="OrgXref.orgaabd4c7"/></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8d17b3b"/>
<text:bookmark text:name="org8d17b3b"/>[quickrun.el] お手軽ビルド
<text:bookmark-end text:name="OrgXref.org8d17b3b"/></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d62d376"/>
<text:bookmark text:name="orgd62d376"/>[ggtags.el] タグジャンプ
<text:bookmark-end text:name="OrgXref.orgd62d376"/></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45b39ea"/>
<text:bookmark text:name="org45b39ea"/>[0xc] N進数変換
<text:bookmark-end text:name="OrgXref.org45b39ea"/></text:h>
      <text:p text:style-name="Text_20_body">実施頻度の高い16進数と10進数の相互変換に重宝します．<text:line-break/></text:p>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text:p>
      <text:h text:style-name="Heading_20_2" text:outline-level="2" text:is-list-header="false">
<text:bookmark-start text:name="OrgXref.orgba7e0b5"/>
<text:bookmark text:name="orgba7e0b5"/><text:span text:style-name="OrgTodo">TODO</text:span> [EditorConfig] コードスタイルの強制
<text:bookmark-end text:name="OrgXref.orgba7e0b5"/></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1" text:outline-level="1" text:is-list-header="false">
<text:bookmark-start text:name="OrgXref.orgad16d32"/>
<text:bookmark text:name="orgad16d32"/>Org Mode
<text:bookmark-end text:name="OrgXref.orgad16d32"/></text:h>
      <text:h text:style-name="Heading_20_2" text:outline-level="2" text:is-list-header="false">
<text:bookmark-start text:name="OrgXref.orgca704eb"/>
<text:bookmark text:name="orgca704eb"/>基本設定
<text:bookmark-end text:name="OrgXref.orgca704eb"/></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509230b"/>
<text:bookmark text:name="org509230b"/>contribution を使う
<text:bookmark-end text:name="OrgXref.org509230b"/></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e87fb42"/>
<text:bookmark text:name="orge87fb42"/>iCal との連携
<text:bookmark-end text:name="OrgXref.orge87fb42"/></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6e49211"/>
<text:bookmark text:name="org6e49211"/>スピードコマンド
<text:bookmark-end text:name="OrgXref.org6e49211"/></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b448512"/>
<text:bookmark text:name="orgb448512"/>Pomodoro
<text:bookmark-end text:name="OrgXref.orgb448512"/></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d9c0cb8"/>
<text:bookmark text:name="orgd9c0cb8"/>face 関連
<text:bookmark-end text:name="OrgXref.orgd9c0cb8"/></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0">#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1">#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3">#008500</text:span><text:span text:style-name="OrgSrcFontLockStringFace">"</text:span>))))</text:p>
      <text:p text:style-name="OrgSrcBlockLastLine"><text:span text:style-name="OrgSrcFontLockCommentDelimiterFace">;;</text:span><text:span text:style-name="OrgSrcDefault0064">#5BDF8D</text:span></text:p>
      <text:h text:style-name="Heading_20_2" text:outline-level="2" text:is-list-header="false">
<text:bookmark-start text:name="OrgXref.orgb5762d1"/>
<text:bookmark text:name="orgb5762d1"/><text:span text:style-name="OrgTodo">TODO</text:span> キーワードのカスタマイズ
<text:bookmark-end text:name="OrgXref.orgb5762d1"/></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6427194"/>
<text:bookmark text:name="org6427194"/>ImageMagick を使って様々な画像をインライン表示する
<text:bookmark-end text:name="OrgXref.org6427194"/></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f45d538"/>
<text:bookmark text:name="orgf45d538"/>[org-agenda] タスク／予定管理
<text:bookmark-end text:name="OrgXref.orgf45d538"/></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e2354dc"/>
<text:bookmark text:name="orge2354dc"/><text:span text:style-name="OrgTodo">TODO</text:span> [orgbox.el] スケジュール追加のわかりやすい入力
<text:bookmark-end text:name="OrgXref.orge2354dc"/></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437b9f7"/>
<text:bookmark text:name="org437b9f7"/><text:span text:style-name="OrgTodo">TODO</text:span> [org-review.el] レビューフローのサポート
<text:bookmark-end text:name="OrgXref.org437b9f7"/></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c82dd56"/>
<text:bookmark text:name="orgc82dd56"/>[appt.el] アラーム設定
<text:bookmark-end text:name="OrgXref.orgc82dd56"/></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cd905c0"/>
<text:bookmark text:name="orgcd905c0"/>[org-capture] 高速にメモを取る
<text:bookmark-end text:name="OrgXref.orgcd905c0"/></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bafab94"/>
<text:bookmark text:name="orgbafab94"/>[org-refile] orgツリーの高速移動
<text:bookmark-end text:name="OrgXref.orgbafab94"/></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013ba59"/>
<text:bookmark text:name="org013ba59"/>[org-babel] 基本設定
<text:bookmark-end text:name="OrgXref.org013ba59"/></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10c781c"/>
<text:bookmark text:name="org10c781c"/>[org-babel] ソースブロックの入力キーをカスタマイズ
<text:bookmark-end text:name="OrgXref.org10c781c"/></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027a1bd"/>
<text:bookmark text:name="org027a1bd"/>[MobileOrg] iOS との連携
<text:bookmark-end text:name="OrgXref.org027a1bd"/></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26120e7"/>
<text:bookmark text:name="org26120e7"/>[org-tree-slide] Org でプレゼンテーション
<text:bookmark-end text:name="OrgXref.org26120e7"/></text:h>
      <text:p text:style-name="Text_20_body"><text:a xlink:type="simple" xlink:href="http://pastelwill.jp/wiki/doku.php?id=emacs:org-tree-slide">http://pastelwill.jp/wiki/doku.php?id=emacs:org-tree-slide</text:a><text:line-break/></text:p>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d6f4d1c"/>
<text:bookmark text:name="orgd6f4d1c"/>[org-tree-slide] クロックインとアウトを自動化する
<text:bookmark-end text:name="OrgXref.orgd6f4d1c"/></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9358c43"/>
<text:bookmark text:name="org9358c43"/>[org-tree-slide] 特定のツリーをプロポーショナルフォントで表示する
<text:bookmark-end text:name="OrgXref.org9358c43"/></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ff0292a"/>
<text:bookmark text:name="orgff0292a"/>[org-tree-slide] ヘッドラインをリッチにする
<text:bookmark-end text:name="OrgXref.orgff0292a"/></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0c9e9fe"/>
<text:bookmark text:name="org0c9e9fe"/><text:span text:style-name="OrgTodo">TODO</text:span> [org-tree-slide] BEGIN_SRCとEND_SRCを消して背景色を変える
<text:bookmark-end text:name="OrgXref.org0c9e9fe"/></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9510561"/>
<text:bookmark text:name="org9510561"/><text:span text:style-name="OrgTodo">TODO</text:span> [org-fstree] ディレクトリ構造を読み取る
<text:bookmark-end text:name="OrgXref.org9510561"/></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693b8a7"/>
<text:bookmark text:name="org693b8a7"/>[calfw-org] calfw に org の予定を表示する
<text:bookmark-end text:name="OrgXref.org693b8a7"/></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497d7d7"/>
<text:bookmark text:name="org497d7d7"/>[org-export-generic] エクスポート機能を拡張する
<text:bookmark-end text:name="OrgXref.org497d7d7"/></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7ad54fc"/>
<text:bookmark text:name="org7ad54fc"/><text:span text:style-name="OrgTodo">TODO</text:span> [ox] 出力形式の拡張
<text:bookmark-end text:name="OrgXref.org7ad54fc"/></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e78949c"/>
<text:bookmark text:name="orge78949c"/>[org-odt] ODT形式に出力
<text:bookmark-end text:name="OrgXref.orge78949c"/></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306c699"/>
<text:bookmark text:name="org306c699"/>[ox-twbs] Twitter Bootstrap 互換のHTML出力
<text:bookmark-end text:name="OrgXref.org306c699"/></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h text:style-name="Heading_20_2" text:outline-level="2" text:is-list-header="false">
<text:bookmark-start text:name="OrgXref.orgc3ca9c4"/>
<text:bookmark text:name="orgc3ca9c4"/>[org-crypt] ツリーを暗号化する
<text:bookmark-end text:name="OrgXref.orgc3ca9c4"/></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ce71301"/>
<text:bookmark text:name="orgce71301"/>[org-mac-link] 外部アプリから情報を取る
<text:bookmark-end text:name="OrgXref.orgce71301"/></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5d92a52"/>
<text:bookmark text:name="org5d92a52"/><text:span text:style-name="OrgTodo">TODO</text:span> Parers3.app からリンクを取得する
<text:bookmark-end text:name="OrgXref.org5d92a52"/></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3165e50"/>
<text:bookmark text:name="org3165e50"/><text:span text:style-name="OrgTodo">TODO</text:span> Papers3.app のリンクを開けるようにする
<text:bookmark-end text:name="OrgXref.org3165e50"/></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9804855"/>
<text:bookmark text:name="org9804855"/><text:span text:style-name="OrgTodo">TODO</text:span> [org-attach] 外部ファイルを紐付ける
<text:bookmark-end text:name="OrgXref.org9804855"/></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c4b7c90"/>
<text:bookmark text:name="orgc4b7c90"/><text:span text:style-name="OrgTodo">TODO</text:span> [org-screenshot] スクリーンショットを貼り付ける
<text:bookmark-end text:name="OrgXref.orgc4b7c90"/></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9a5c246"/>
<text:bookmark text:name="org9a5c246"/>[terminal-notifier] イベント通知
<text:bookmark-end text:name="OrgXref.org9a5c246"/></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xt:s/><text:s/>terminal-notifier-command</text:p>
      <text:p text:style-name="OrgSrcBlock"><text:s/><text:s/><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f35d654"/>
<text:bookmark text:name="orgf35d654"/>References
<text:bookmark-end text:name="OrgXref.orgf35d654"/></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3119ac1"/>
<text:bookmark text:name="org3119ac1"/>[org-grep] org ファイルを grep する
<text:bookmark-end text:name="OrgXref.org3119ac1"/></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6e6b381"/>
<text:bookmark text:name="org6e6b381"/>[ox-reveal] ナイスなHTML5プレゼンテーション出力
<text:bookmark-end text:name="OrgXref.org6e6b381"/></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8017924"/>
<text:bookmark text:name="org8017924"/><text:span text:style-name="OrgTodo">READ</text:span> ME を常に org-mode で開く
<text:bookmark-end text:name="OrgXref.org8017924"/></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be71ff4"/>
<text:bookmark text:name="orgbe71ff4"/>Growlnotify と org-mode でアラーム管理
<text:bookmark-end text:name="OrgXref.orgbe71ff4"/></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pastelwill.jp/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ith-eval-after-load</text:span><text:s/><text:span text:style-name="OrgSrcFontLockStringFace">"helm-config"</text:span></text:p>
      <text:p text:style-name="OrgSrcBlockLastLine"><text:s/><text:s/>(add-hook<text:s/>'after-save-hook<text:s/>'my:update-alarms-from-file))</text:p>
      <text:h text:style-name="Heading_20_3" text:outline-level="3" text:is-list-header="false">
<text:bookmark-start text:name="OrgXref.orgb35a622"/>
<text:bookmark text:name="orgb35a622"/>キーバインド
<text:bookmark-end text:name="OrgXref.orgb35a622"/></text:h>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198d250"/>
<text:bookmark text:name="org198d250"/>org-mode の latex エクスポート関数をオーバーライド
<text:bookmark-end text:name="OrgXref.org198d250"/></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38acbbe"/>
<text:bookmark text:name="org38acbbe"/>[org-autolist] ブリッツの入力を簡単に
<text:bookmark-end text:name="OrgXref.org38acbbe"/></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ce9e572"/>
<text:bookmark text:name="orgce9e572"/><text:span text:style-name="OrgTodo">TODO</text:span> [org-dashboard] 進捗をプログレスバーで確認
<text:bookmark-end text:name="OrgXref.orgce9e572"/></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293b842"/>
<text:bookmark text:name="org293b842"/><text:span text:style-name="OrgTodo">TODO</text:span> [org-clock-today] 今日の総作業時間をモードラインに表示
<text:bookmark-end text:name="OrgXref.org293b842"/></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ed50bdc"/>
<text:bookmark text:name="orged50bdc"/><text:span text:style-name="OrgTodo">TODO</text:span> [org-recent-headings] 訪問したツリーを記録し簡単に再訪問可能にする
<text:bookmark-end text:name="OrgXref.orged50bdc"/></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513faa6"/>
<text:bookmark text:name="org513faa6"/><text:span text:style-name="OrgTodo">TODO</text:span> [orgnav] ツリーの検索インタフェース
<text:bookmark-end text:name="OrgXref.org513faa6"/></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6785b70"/>
<text:bookmark text:name="org6785b70"/><text:span text:style-name="OrgTodo">TODO</text:span> [org-random-todo] ランダムにタスクを選ぶ
<text:bookmark-end text:name="OrgXref.org6785b70"/></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f530dab"/>
<text:bookmark text:name="orgf530dab"/><text:span text:style-name="OrgTodo">TODO</text:span> [toc-org] 文字の挿入
<text:bookmark-end text:name="OrgXref.orgf530dab"/></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ba88bfb"/>
<text:bookmark text:name="orgba88bfb"/>フレーム／ウィンドウ制御
<text:bookmark-end text:name="OrgXref.orgba88bfb"/></text:h>
      <text:h text:style-name="Heading_20_2" text:outline-level="2" text:is-list-header="false">
<text:bookmark-start text:name="OrgXref.org1d53a45"/>
<text:bookmark text:name="org1d53a45"/>起動時の設定
<text:bookmark-end text:name="OrgXref.org1d53a45"/></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3">#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4">#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5">#999999</text:span><text:span text:style-name="OrgSrcFontLockCommentFace">,<text:s/></text:span><text:span text:style-name="OrgSrcDefault0076">#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setq</text:span><text:s/>blink-cursor-blinks<text:s/>0)</text:p>
      <text:p text:style-name="OrgSrcBlock">(<text:span text:style-name="OrgSrcFontLockKeywordFace">setq</text:span><text:s/>blink-cursor-interval<text:s/>0.3)</text:p>
      <text:p text:style-name="OrgSrcBlock">(<text:span text:style-name="OrgSrcFontLockKeywordFace">setq</text:span><text:s/>blink-cursor-delay<text:s/>16)</text:p>
      <text:p text:style-name="OrgSrcBlock">(blink-cursor-mode<text:s/>1)</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when</text:span><text:s/>(fboundp<text:s/>'mac-get-current-input-source)</text:p>
      <text:p text:style-name="OrgSrcBlock"><text:s/><text:s/><text:s/><text:s/><text:s/><text:s/>(<text:span text:style-name="OrgSrcFontLockKeywordFace">defun</text:span><text:s/><text:span text:style-name="OrgSrcFontLockFunctionNameFace">my:ime-active-p</text:span><text:s/>()</text:p>
      <text:p text:style-name="OrgSrcBlock"><text:s/><text:s/><text:s/><text:s/><text:s/><text:s/><text:s/><text:s/>(not<text:s/>(string-match<text:s/><text:span text:style-name="OrgSrcFontLockStringFace">"\\.Roman$"</text:span><text:s/>(mac-get-current-input-source))))</text:p>
      <text:p text:style-name="OrgSrcBlock"><text:s/><text:s/><text:s/><text:s/><text:s/><text:s/>(<text:span text:style-name="OrgSrcFontLockKeywordFace">defvar</text:span><text:s/><text:span text:style-name="OrgSrcFontLockVariableNameFace">my:ime-on-hook</text:span><text:s/>nil)</text:p>
      <text:p text:style-name="OrgSrcBlock"><text:s/><text:s/><text:s/><text:s/><text:s/><text:s/>(<text:span text:style-name="OrgSrcFontLockKeywordFace">defvar</text:span><text:s/><text:span text:style-name="OrgSrcFontLockVariableNameFace">my:ime-off-hook</text:span><text:s/>nil)</text:p>
      <text:p text:style-name="OrgSrcBlock"><text:s/><text:s/><text:s/><text:s/><text:s/><text:s/>(<text:span text:style-name="OrgSrcFontLockKeywordFace">defun</text:span><text:s/><text:span text:style-name="OrgSrcFontLockFunctionNameFace">my:ime-on</text:span><text:s/>()</text:p>
      <text:p text:style-name="OrgSrcBlock"><text:s/><text:s/><text:s/><text:s/><text:s/><text:s/><text:s/><text:s/>(mac-toggle-input-method<text:s/>t)</text:p>
      <text:p text:style-name="OrgSrcBlock"><text:s/><text:s/><text:s/><text:s/><text:s/><text:s/><text:s/><text:s/>(run-hooks<text:s/>'my:ime-on-hook))</text:p>
      <text:p text:style-name="OrgSrcBlock"><text:s/><text:s/><text:s/><text:s/><text:s/><text:s/>(<text:span text:style-name="OrgSrcFontLockKeywordFace">defun</text:span><text:s/><text:span text:style-name="OrgSrcFontLockFunctionNameFace">my:ime-off</text:span><text:s/>()</text:p>
      <text:p text:style-name="OrgSrcBlock"><text:s/><text:s/><text:s/><text:s/><text:s/><text:s/><text:s/><text:s/>(mac-toggle-input-method<text:s/>nil)</text:p>
      <text:p text:style-name="OrgSrcBlock"><text:s/><text:s/><text:s/><text:s/><text:s/><text:s/><text:s/><text:s/>(run-hooks<text:s/>'my:ime-off-hook))</text:p>
      <text:p text:style-name="OrgSrcBlock"><text:s/><text:s/><text:s/><text:s/><text:s/><text:s/>(<text:span text:style-name="OrgSrcFontLockKeywordFace">if</text:span><text:s/>(my:ime-active-p)<text:s/>(my:ime-on)<text:s/>(my:ime-off))</text:p>
      <text:p text:style-name="OrgSrcBlock"/>
      <text:p text:style-name="OrgSrcBlock"><text:s/><text:s/><text:s/><text:s/><text:s/><text:s/><text:span text:style-name="OrgSrcFontLockCommentDelimiterFace">;;<text:s/></text:span><text:span text:style-name="OrgSrcFontLockCommentFace">for<text:s/>init<text:s/>setup</text:span></text:p>
      <text:p text:style-name="OrgSrcBlock"><text:s/><text:s/><text:s/><text:s/><text:s/><text:s/>(<text:span text:style-name="OrgSrcFontLockKeywordFace">setq-default</text:span><text:s/>cursor-type<text:s/>'(bar<text:s/>.<text:s/>2))</text:p>
      <text:p text:style-name="OrgSrcBlock"><text:s/><text:s/><text:s/><text:s/><text:s/><text:s/>(set-cursor-color</text:p>
      <text:p text:style-name="OrgSrcBlock"><text:s/><text:s/><text:s/><text:s/><text:s/><text:s/><text:s/>(<text:span text:style-name="OrgSrcFontLockKeywordFace">if</text:span><text:s/>(my:ime-active-p)</text:p>
      <text:p text:style-name="OrgSrcBlock"><text:s/><text:s/><text:s/><text:s/><text:s/><text:s/><text:s/><text:s/><text:s/><text:s/><text:s/>my:cursor-color-ime-on<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add-hook</text:p>
      <text:p text:style-name="OrgSrcBlock"><text:s/><text:s/><text:s/><text:s/><text:s/><text:s/><text:s/>'post-command-hook</text:p>
      <text:p text:style-name="OrgSrcBlock"><text:s/><text:s/><text:s/><text:s/><text:s/><text:s/><text:s/>(<text:span text:style-name="OrgSrcFontLockKeywordFace">lexical-let</text:span><text:s/>((previous-buffer<text:s/>nil))</text:p>
      <text:p text:style-name="OrgSrcBlock"><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lambda<text:s/>()</text:p>
      <text:p text:style-name="OrgSrcBlock"><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df92c1c"/>
<text:bookmark text:name="orgdf92c1c"/>[e2wm.el] 二画面表示
<text:bookmark-end text:name="OrgXref.orgdf92c1c"/></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s/>moom--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add-hook<text:s/>'kill-emacs-hook<text:s/>'e2wm:stop-management)))</text:p>
      <text:h text:style-name="Heading_20_2" text:outline-level="2" text:is-list-header="false">
<text:bookmark-start text:name="OrgXref.orgf1e08da"/>
<text:bookmark text:name="orgf1e08da"/>[moom.el] キーボードでフレームの場所を移す
<text:bookmark-end text:name="OrgXref.orgf1e08da"/></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move-frame-to-center<text:s/>moom-move-frame-to-edge-top</text:p>
      <text:p text:style-name="OrgSrcBlock"><text:s/><text:s/><text:s/><text:s/>moom-move-frame-right</text:p>
      <text:p text:style-name="OrgSrcBlock"><text:s/><text:s/><text:s/><text:s/>moom-move-frame-left<text:s/>moom-move-frame-to-edge-bottom</text:p>
      <text:p text:style-name="OrgSrcBlock"><text:s/><text:s/><text:s/><text:s/>moom-open-height-ring<text:s/>moom-fit-frame-to-fullscreen</text:p>
      <text:p text:style-name="OrgSrcBlock"><text:s/><text:s/><text:s/><text:s/>moom-set-font-size-input<text:s/>moom-max-frame-height<text:s/>moom-reset-font-size</text:p>
      <text:p text:style-name="OrgSrcBlock"><text:s/><text:s/><text:s/><text:s/>moom-increase-font-size<text:s/>moom-decrease-font-size<text:s/>moom-set-font-siz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text:s/><text:s/>(<text:span text:style-name="OrgSrcFontLockKeywordFace">with-eval-after-load</text:span><text:s/><text:span text:style-name="OrgSrcFontLockStringFace">"moom"</text:span></text:p>
      <text:p text:style-name="OrgSrcBlock"><text:s/><text:s/><text:s/><text:s/>(<text:span text:style-name="OrgSrcFontLockKeywordFace">cond</text:span></text:p>
      <text:p text:style-name="OrgSrcBlock"><text:s/><text:s/><text:s/><text:s/><text:s/>((eq<text:s/>(display-pixel-width)<text:s/>1920)<text:s/>(<text:span text:style-name="OrgSrcFontLockKeywordFace">setq</text:span><text:s/>moom-fullscreen-fontsize<text:s/>38))</text:p>
      <text:p text:style-name="OrgSrcBlock"><text:s/><text:s/><text:s/><text:s/><text:s/>((eq<text:s/>(display-pixel-width)<text:s/>1440)<text:s/>(<text:span text:style-name="OrgSrcFontLockKeywordFace">setq</text:span><text:s/>moom-fullscreen-fontsize<text:s/>28))</text:p>
      <text:p text:style-name="OrgSrcBlock"><text:s/><text:s/><text:s/><text:s/><text:s/>((eq<text:s/>(display-pixel-width)<text:s/>1366)<text:s/>(<text:span text:style-name="OrgSrcFontLockKeywordFace">setq</text:span><text:s/>moom-fullscreen-fontsize<text:s/>19))</text:p>
      <text:p text:style-name="OrgSrcBlock"><text:s/><text:s/><text:s/><text:s/><text:s/>((eq<text:s/>(display-pixel-width)<text:s/>800)<text:s/>(<text:span text:style-name="OrgSrcFontLockKeywordFace">setq</text:span><text:s/>moom-fullscreen-fontsize<text:s/>14))</text:p>
      <text:p text:style-name="OrgSrcBlock"><text:s/><text:s/><text:s/><text:s/><text:s/>(t<text:s/>(<text:span text:style-name="OrgSrcFontLockKeywordFace">setq</text:span><text:s/>moom-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moom-after-fullscreen-hook</text:p>
      <text:p text:style-name="OrgSrcBlock"><text:s/><text:s/><text:s/><text:s/><text:s/><text:s/><text:s/><text:s/><text:s/><text:s/><text:s/><text:s/><text:s/><text:s/>'moom--make-frame-height-ring)</text:p>
      <text:p text:style-name="OrgSrcBlock"><text:s/><text:s/><text:s/><text:s/>(add-hook<text:s/>'moom-after-fullscreen-hook</text:p>
      <text:p text:style-name="OrgSrcBlock"><text:s/><text:s/><text:s/><text:s/><text:s/><text:s/><text:s/><text:s/><text:s/><text:s/><text:s/><text:s/><text:s/><text:s/>'moom-move-frame-to-edge-top))</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om-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moom)</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om-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moom-fit-frame-to-fullscreen)</text:p>
      <text:p text:style-name="OrgSrcBlock"><text:s/><text:s/>(global-set-key<text:s/>(kbd<text:s/><text:span text:style-name="OrgSrcFontLockStringFace">"C-x<text:s/>C-0"</text:span>)<text:s/>'moom-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increase-font-size<text:s/>1)</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moom-decrease-font-size<text:s/>2)</text:p>
      <text:p text:style-name="OrgSrcBlock"><text:s/><text:s/><text:s/><text:s/><text:s/><text:s/><text:s/><text:s/><text:s/><text:s/><text:s/><text:s/><text:s/><text:s/><text:s/><text:s/><text:s/><text:s/><text:s/><text:s/><text:s/><text:s/>(moom-move-frame-to-edge-top)</text:p>
      <text:p text:style-name="OrgSrcBlock"><text:s/><text:s/><text:s/><text:s/><text:s/><text:s/><text:s/><text:s/><text:s/><text:s/><text:s/><text:s/><text:s/><text:s/><text:s/><text:s/><text:s/><text:s/><text:s/><text:s/><text:s/><text:s/>(moom-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397716d"/>
<text:bookmark text:name="org397716d"/>[popwin.el] ポップアップウィンドウの制御
<text:bookmark-end text:name="OrgXref.org397716d"/></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55727e4"/>
<text:bookmark text:name="org55727e4"/><text:span text:style-name="OrgTodo">TODO</text:span> [shackle.el] ポップアップウィンドウの制御
<text:bookmark-end text:name="OrgXref.org55727e4"/></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151f311"/>
<text:bookmark text:name="org151f311"/>[elscreen.el] Emacs バッファをタブ化
<text:bookmark-end text:name="OrgXref.org151f311"/></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e084018"/>
<text:bookmark text:name="orge084018"/>[tabbar-ruler] バッファをタブ切り替え可能に
<text:bookmark-end text:name="OrgXref.orge084018"/></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orgcee9c93"/>
<text:bookmark text:name="orgcee9c93"/>フォント／配色関連
<text:bookmark-end text:name="OrgXref.orgcee9c93"/></text:h>
      <text:h text:style-name="Heading_20_2" text:outline-level="2" text:is-list-header="false">
<text:bookmark-start text:name="OrgXref.orgc11cd73"/>
<text:bookmark text:name="orgc11cd73"/>正規表現を見やすくする
<text:bookmark-end text:name="OrgXref.orgc11cd73"/></text:h>
      <text:p text:style-name="OrgSrcBlock">(set-face-foreground<text:s/>'font-lock-regexp-grouping-backslash<text:s/><text:span text:style-name="OrgSrcFontLockStringFace">"</text:span><text:span text:style-name="OrgSrcDefault0053">#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9a275fc"/>
<text:bookmark text:name="org9a275fc"/>設定ファイルを見やすくする
<text:bookmark-end text:name="OrgXref.org9a275fc"/></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034314a"/>
<text:bookmark text:name="org034314a"/>カーソル行に色をつける
<text:bookmark-end text:name="OrgXref.org034314a"/></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text:s/><text:s/>(global-hl-line-mode<text:s/>t)</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77">#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78">#DEEDFF</text:span><text:span text:style-name="OrgSrcFontLockStringFace">"</text:span>))))))</text:p>
      <text:h text:style-name="Heading_20_2" text:outline-level="2" text:is-list-header="false">
<text:bookmark-start text:name="OrgXref.org508221d"/>
<text:bookmark text:name="org508221d"/>カーソル色の切り替え<text:tab/><text:span text:style-name="OrgTags">[<text:span text:style-name="OrgTag">Mac</text:span>]</text:span>
<text:bookmark-end text:name="OrgXref.org508221d"/></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e87b828"/>
<text:bookmark text:name="orge87b828"/>カーソルを点滅させない
<text:bookmark-end text:name="OrgXref.orge87b828"/></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7cd1510"/>
<text:bookmark text:name="org7cd1510"/>カーソル位置のフォントを確認
<text:bookmark-end text:name="OrgXref.org7cd1510"/></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fb286bd"/>
<text:bookmark text:name="orgfb286bd"/>フォント設定
<text:bookmark-end text:name="OrgXref.orgfb286bd"/></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34fc9a3"/>
<text:bookmark text:name="org34fc9a3"/>フォントのインストール方法
<text:bookmark-end text:name="OrgXref.org34fc9a3"/></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3650207"/>
<text:bookmark text:name="org3650207"/>フォントチェック用コード
<text:bookmark-end text:name="OrgXref.org3650207"/></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a9ea0e2"/>
<text:bookmark text:name="orga9ea0e2"/>行間を制御する
<text:bookmark-end text:name="OrgXref.orga9ea0e2"/></text:h>
      <text:p text:style-name="OrgSrcBlockLastLine">(set-default<text:s/>'line-spacing<text:s/>0.2)</text:p>
      <text:h text:style-name="Heading_20_2" text:outline-level="2" text:is-list-header="false">
<text:bookmark-start text:name="OrgXref.orgac42169"/>
<text:bookmark text:name="orgac42169"/>パッチをカラフルに表示する
<text:bookmark-end text:name="OrgXref.orgac42169"/></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9">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1">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d62bff4"/>
<text:bookmark text:name="orgd62bff4"/>背景を黒系色にする
<text:bookmark-end text:name="OrgXref.orgd62bff4"/></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fe43148"/>
<text:bookmark text:name="orgfe43148"/>時間帯を指定して起動時にテーマを切り替える
<text:bookmark-end text:name="OrgXref.orgfe43148"/></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const</text:span><text:s/><text:span text:style-name="OrgSrcFontLockVariableNameFace">night-time-in</text:span><text:s/>21)</text:p>
      <text:p text:style-name="OrgSrcBlock">(<text:span text:style-name="OrgSrcFontLockKeywordFace">defconst</text:span><text:s/><text:span text:style-name="OrgSrcFontLockVariableNameFace">night-time-out</text:span><text:s/>5)</text:p>
      <text:p text:style-name="OrgSrcBlock"/>
      <text:p text:style-name="OrgSrcBlock">(<text:span text:style-name="OrgSrcFontLockKeywordFace">if</text:span><text:s/>(my:night-time-p<text:s/>(*<text:s/>night-time-in<text:s/>60)<text:s/>(*<text:s/>night-time-out<text:s/>60))</text:p>
      <text:p text:style-name="OrgSrcBlock"><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load-theme<text:s/>'night<text:s/>t))</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LastLine"><text:s/><text:s/><text:s/><text:s/>(load-theme<text:s/>'daylight<text:s/>t)))</text:p>
      <text:h text:style-name="Heading_20_2" text:outline-level="2" text:is-list-header="false">
<text:bookmark-start text:name="OrgXref.orgbfc6339"/>
<text:bookmark text:name="orgbfc6339"/>[rainbow-mode.el] 配色のリアルタイム確認
<text:bookmark-end text:name="OrgXref.orgbfc6339"/></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3fbcd94"/>
<text:bookmark text:name="org3fbcd94"/>色一覧
<text:bookmark-end text:name="OrgXref.org3fbcd94"/></text:h>
      <text:p text:style-name="Text_20_body"><text:span text:style-name="OrgCode">0,6,9,C,F</text:span> の組み合わせ<text:line-break/></text:p>
      <text:p text:style-name="OrgSrcBlock"><text:span text:style-name="OrgSrcDefault0032">#000000</text:span><text:s/><text:span text:style-name="OrgSrcDefault0085">#000033</text:span><text:s/><text:span text:style-name="OrgSrcDefault0086">#000066</text:span><text:s/><text:span text:style-name="OrgSrcDefault0087">#000099</text:span><text:s/><text:span text:style-name="OrgSrcDefault0088">#0000CC</text:span><text:s/><text:span text:style-name="OrgSrcDefault0052">#0000FF</text:span></text:p>
      <text:p text:style-name="OrgSrcBlock"><text:span text:style-name="OrgSrcDefault0089">#003300</text:span><text:s/><text:span text:style-name="OrgSrcDefault0090">#003333</text:span><text:s/><text:span text:style-name="OrgSrcDefault0091">#003366</text:span><text:s/><text:span text:style-name="OrgSrcDefault0092">#003399</text:span><text:s/><text:span text:style-name="OrgSrcDefault0093">#0033CC</text:span><text:s/><text:span text:style-name="OrgSrcDefault0094">#0033FF</text:span></text:p>
      <text:p text:style-name="OrgSrcBlock"><text:span text:style-name="OrgSrcDefault0095">#006600</text:span><text:s/><text:span text:style-name="OrgSrcDefault0096">#006633</text:span><text:s/><text:span text:style-name="OrgSrcDefault0097">#006666</text:span><text:s/><text:span text:style-name="OrgSrcDefault0098">#006699</text:span><text:s/><text:span text:style-name="OrgSrcDefault0099">#0066CC</text:span><text:s/><text:span text:style-name="OrgSrcDefault0100">#0066FF</text:span></text:p>
      <text:p text:style-name="OrgSrcBlock"><text:span text:style-name="OrgSrcDefault0101">#009900</text:span><text:s/><text:span text:style-name="OrgSrcDefault0102">#009933</text:span><text:s/><text:span text:style-name="OrgSrcDefault0103">#009966</text:span><text:s/><text:span text:style-name="OrgSrcDefault0104">#009999</text:span><text:s/><text:span text:style-name="OrgSrcDefault0105">#0099CC</text:span><text:s/><text:span text:style-name="OrgSrcDefault0106">#0099FF</text:span></text:p>
      <text:p text:style-name="OrgSrcBlock"><text:span text:style-name="OrgSrcDefault0107">#00CC00</text:span><text:s/><text:span text:style-name="OrgSrcDefault0108">#00CC33</text:span><text:s/><text:span text:style-name="OrgSrcDefault0109">#00CC66</text:span><text:s/><text:span text:style-name="OrgSrcDefault0110">#00CC99</text:span><text:s/><text:span text:style-name="OrgSrcDefault0111">#00CCCC</text:span><text:s/><text:span text:style-name="OrgSrcDefault0112">#00CCFF</text:span></text:p>
      <text:p text:style-name="OrgSrcBlock"><text:span text:style-name="OrgSrcDefault0113">#00FF00</text:span><text:s/><text:span text:style-name="OrgSrcDefault0114">#00FF33</text:span><text:s/><text:span text:style-name="OrgSrcDefault0115">#00FF66</text:span><text:s/><text:span text:style-name="OrgSrcDefault0116">#00FF99</text:span><text:s/><text:span text:style-name="OrgSrcDefault0117">#00FFCC</text:span><text:s/><text:span text:style-name="OrgSrcDefault0118">#00FFFF</text:span></text:p>
      <text:p text:style-name="OrgSrcBlock"/>
      <text:p text:style-name="OrgSrcBlock"><text:span text:style-name="OrgSrcDefault0119">#330000</text:span><text:s/><text:span text:style-name="OrgSrcDefault0120">#330033</text:span><text:s/><text:span text:style-name="OrgSrcDefault0121">#330066</text:span><text:s/><text:span text:style-name="OrgSrcDefault0122">#330099</text:span><text:s/><text:span text:style-name="OrgSrcDefault0123">#3300CC</text:span><text:s/><text:span text:style-name="OrgSrcDefault0124">#3300FF</text:span></text:p>
      <text:p text:style-name="OrgSrcBlock"><text:span text:style-name="OrgSrcDefault0125">#333300</text:span><text:s/><text:span text:style-name="OrgSrcDefault0015">#333333</text:span><text:s/><text:span text:style-name="OrgSrcDefault0126">#333366</text:span><text:s/><text:span text:style-name="OrgSrcDefault0127">#333399</text:span><text:s/><text:span text:style-name="OrgSrcDefault0128">#3333CC</text:span><text:s/><text:span text:style-name="OrgSrcDefault0003">#3333FF</text:span></text:p>
      <text:p text:style-name="OrgSrcBlock"><text:span text:style-name="OrgSrcDefault0129">#336600</text:span><text:s/><text:span text:style-name="OrgSrcDefault0130">#336633</text:span><text:s/><text:span text:style-name="OrgSrcDefault0131">#336666</text:span><text:s/><text:span text:style-name="OrgSrcDefault0132">#336699</text:span><text:s/><text:span text:style-name="OrgSrcDefault0133">#3366CC</text:span><text:s/><text:span text:style-name="OrgSrcDefault0049">#3366FF</text:span></text:p>
      <text:p text:style-name="OrgSrcBlock"><text:span text:style-name="OrgSrcDefault0134">#339900</text:span><text:s/><text:span text:style-name="OrgSrcDefault0135">#339933</text:span><text:s/><text:span text:style-name="OrgSrcDefault0136">#339966</text:span><text:s/><text:span text:style-name="OrgSrcDefault0137">#339999</text:span><text:s/><text:span text:style-name="OrgSrcDefault0138">#3399CC</text:span><text:s/><text:span text:style-name="OrgSrcDefault0139">#3399FF</text:span></text:p>
      <text:p text:style-name="OrgSrcBlock"><text:span text:style-name="OrgSrcDefault0140">#33CC00</text:span><text:s/><text:span text:style-name="OrgSrcDefault0141">#33CC33</text:span><text:s/><text:span text:style-name="OrgSrcDefault0042">#33CC66</text:span><text:s/><text:span text:style-name="OrgSrcDefault0142">#33CC99</text:span><text:s/><text:span text:style-name="OrgSrcDefault0143">#33CCCC</text:span><text:s/><text:span text:style-name="OrgSrcDefault0144">#33CCFF</text:span></text:p>
      <text:p text:style-name="OrgSrcBlock"><text:span text:style-name="OrgSrcDefault0145">#33FF00</text:span><text:s/><text:span text:style-name="OrgSrcDefault0146">#33FF33</text:span><text:s/><text:span text:style-name="OrgSrcDefault0147">#33FF66</text:span><text:s/><text:span text:style-name="OrgSrcDefault0148">#33FF99</text:span><text:s/><text:span text:style-name="OrgSrcDefault0149">#33FFCC</text:span><text:s/><text:span text:style-name="OrgSrcDefault0150">#33FFFF</text:span></text:p>
      <text:p text:style-name="OrgSrcBlock"/>
      <text:p text:style-name="OrgSrcBlock"><text:span text:style-name="OrgSrcDefault0151">#660000</text:span><text:s/><text:span text:style-name="OrgSrcDefault0152">#660033</text:span><text:s/><text:span text:style-name="OrgSrcDefault0153">#660066</text:span><text:s/><text:span text:style-name="OrgSrcDefault0154">#660099</text:span><text:s/><text:span text:style-name="OrgSrcDefault0155">#6600CC</text:span><text:s/><text:span text:style-name="OrgSrcDefault0156">#6600FF</text:span></text:p>
      <text:p text:style-name="OrgSrcBlock"><text:span text:style-name="OrgSrcDefault0157">#663300</text:span><text:s/><text:span text:style-name="OrgSrcDefault0158">#663333</text:span><text:s/><text:span text:style-name="OrgSrcDefault0159">#663366</text:span><text:s/><text:span text:style-name="OrgSrcDefault0160">#663399</text:span><text:s/><text:span text:style-name="OrgSrcDefault0055">#6633CC</text:span><text:s/><text:span text:style-name="OrgSrcDefault0161">#6633FF</text:span></text:p>
      <text:p text:style-name="OrgSrcBlock"><text:span text:style-name="OrgSrcDefault0162">#666600</text:span><text:s/><text:span text:style-name="OrgSrcDefault0163">#666633</text:span><text:s/><text:span text:style-name="OrgSrcDefault0028">#666666</text:span><text:s/><text:span text:style-name="OrgSrcDefault0164">#666699</text:span><text:s/><text:span text:style-name="OrgSrcDefault0019">#6666CC</text:span><text:s/><text:span text:style-name="OrgSrcDefault0165">#6666FF</text:span></text:p>
      <text:p text:style-name="OrgSrcBlock"><text:span text:style-name="OrgSrcDefault0166">#669900</text:span><text:s/><text:span text:style-name="OrgSrcDefault0167">#669933</text:span><text:s/><text:span text:style-name="OrgSrcDefault0168">#669966</text:span><text:s/><text:span text:style-name="OrgSrcDefault0169">#669999</text:span><text:s/><text:span text:style-name="OrgSrcDefault0054">#6699CC</text:span><text:s/><text:span text:style-name="OrgSrcDefault0170">#6699FF</text:span></text:p>
      <text:p text:style-name="OrgSrcBlock"><text:span text:style-name="OrgSrcDefault0171">#66CC00</text:span><text:s/><text:span text:style-name="OrgSrcDefault0172">#66CC33</text:span><text:s/><text:span text:style-name="OrgSrcDefault0021">#66CC66</text:span><text:s/><text:span text:style-name="OrgSrcDefault0053">#66CC99</text:span><text:s/><text:span text:style-name="OrgSrcDefault0173">#66CCCC</text:span><text:s/><text:span text:style-name="OrgSrcDefault0174">#66CCFF</text:span></text:p>
      <text:p text:style-name="OrgSrcBlock"><text:span text:style-name="OrgSrcDefault0175">#66FF00</text:span><text:s/><text:span text:style-name="OrgSrcDefault0176">#66FF33</text:span><text:s/><text:span text:style-name="OrgSrcDefault0177">#66FF66</text:span><text:s/><text:span text:style-name="OrgSrcDefault0178">#66FF99</text:span><text:s/><text:span text:style-name="OrgSrcDefault0179">#66FFCC</text:span><text:s/><text:span text:style-name="OrgSrcDefault0180">#66FFFF</text:span></text:p>
      <text:p text:style-name="OrgSrcBlock"/>
      <text:p text:style-name="OrgSrcBlock"><text:span text:style-name="OrgSrcDefault0181">#990000</text:span><text:s/><text:span text:style-name="OrgSrcDefault0182">#990033</text:span><text:s/><text:span text:style-name="OrgSrcDefault0183">#990066</text:span><text:s/><text:span text:style-name="OrgSrcDefault0184">#990099</text:span><text:s/><text:span text:style-name="OrgSrcDefault0185">#9900CC</text:span><text:s/><text:span text:style-name="OrgSrcDefault0186">#9900FF</text:span></text:p>
      <text:p text:style-name="OrgSrcBlock"><text:span text:style-name="OrgSrcDefault0187">#993300</text:span><text:s/><text:span text:style-name="OrgSrcDefault0188">#993333</text:span><text:s/><text:span text:style-name="OrgSrcDefault0189">#993366</text:span><text:s/><text:span text:style-name="OrgSrcDefault0190">#993399</text:span><text:s/><text:span text:style-name="OrgSrcDefault0045">#9933CC</text:span><text:s/><text:span text:style-name="OrgSrcDefault0191">#9933FF</text:span></text:p>
      <text:p text:style-name="OrgSrcBlock"><text:span text:style-name="OrgSrcDefault0192">#996600</text:span><text:s/><text:span text:style-name="OrgSrcDefault0193">#996633</text:span><text:s/><text:span text:style-name="OrgSrcDefault0194">#996666</text:span><text:s/><text:span text:style-name="OrgSrcDefault0195">#996699</text:span><text:s/><text:span text:style-name="OrgSrcDefault0058">#9966CC</text:span><text:s/><text:span text:style-name="OrgSrcDefault0196">#9966FF</text:span></text:p>
      <text:p text:style-name="OrgSrcBlock"><text:span text:style-name="OrgSrcDefault0197">#999900</text:span><text:s/><text:span text:style-name="OrgSrcDefault0198">#999933</text:span><text:s/><text:span text:style-name="OrgSrcDefault0199">#999966</text:span><text:s/><text:span text:style-name="OrgSrcDefault0075">#999999</text:span><text:s/><text:span text:style-name="OrgSrcDefault0051">#9999CC</text:span><text:s/><text:span text:style-name="OrgSrcDefault0200">#9999FF</text:span></text:p>
      <text:p text:style-name="OrgSrcBlock"><text:span text:style-name="OrgSrcDefault0201">#99CC00</text:span><text:s/><text:span text:style-name="OrgSrcDefault0202">#99CC33</text:span><text:s/><text:span text:style-name="OrgSrcDefault0203">#99CC66</text:span><text:s/><text:span text:style-name="OrgSrcDefault0204">#99CC99</text:span><text:s/><text:span text:style-name="OrgSrcDefault0205">#99CCCC</text:span><text:s/><text:span text:style-name="OrgSrcDefault0050">#99CCFF</text:span></text:p>
      <text:p text:style-name="OrgSrcBlock"><text:span text:style-name="OrgSrcDefault0206">#99FF00</text:span><text:s/><text:span text:style-name="OrgSrcDefault0207">#99FF33</text:span><text:s/><text:span text:style-name="OrgSrcDefault0208">#99FF66</text:span><text:s/><text:span text:style-name="OrgSrcDefault0209">#99FF99</text:span><text:s/><text:span text:style-name="OrgSrcDefault0210">#99FFCC</text:span><text:s/><text:span text:style-name="OrgSrcDefault0211">#99FFFF</text:span></text:p>
      <text:p text:style-name="OrgSrcBlock"/>
      <text:p text:style-name="OrgSrcBlock"><text:span text:style-name="OrgSrcDefault0212">#CC0000</text:span><text:s/><text:span text:style-name="OrgSrcDefault0213">#CC0033</text:span><text:s/><text:span text:style-name="OrgSrcDefault0214">#CC0066</text:span><text:s/><text:span text:style-name="OrgSrcDefault0215">#CC0099</text:span><text:s/><text:span text:style-name="OrgSrcDefault0216">#CC00CC</text:span><text:s/><text:span text:style-name="OrgSrcDefault0217">#CC00FF</text:span></text:p>
      <text:p text:style-name="OrgSrcBlock"><text:span text:style-name="OrgSrcDefault0046">#CC3300</text:span><text:s/><text:span text:style-name="OrgSrcDefault0038">#CC3333</text:span><text:s/><text:span text:style-name="OrgSrcDefault0218">#CC3366</text:span><text:s/><text:span text:style-name="OrgSrcDefault0219">#CC3399</text:span><text:s/><text:span text:style-name="OrgSrcDefault0220">#CC33CC</text:span><text:s/><text:span text:style-name="OrgSrcDefault0221">#CC33FF</text:span></text:p>
      <text:p text:style-name="OrgSrcBlock"><text:span text:style-name="OrgSrcDefault0222">#CC6600</text:span><text:s/><text:span text:style-name="OrgSrcDefault0223">#CC6633</text:span><text:s/><text:span text:style-name="OrgSrcDefault0056">#CC6666</text:span><text:s/><text:span text:style-name="OrgSrcDefault0059">#CC6699</text:span><text:s/><text:span text:style-name="OrgSrcDefault0224">#CC66CC</text:span><text:s/><text:span text:style-name="OrgSrcDefault0225">#CC66FF</text:span></text:p>
      <text:p text:style-name="OrgSrcBlock"><text:span text:style-name="OrgSrcDefault0226">#CC9900</text:span><text:s/><text:span text:style-name="OrgSrcDefault0227">#CC9933</text:span><text:s/><text:span text:style-name="OrgSrcDefault0228">#CC9966</text:span><text:s/><text:span text:style-name="OrgSrcDefault0057">#CC9999</text:span><text:s/><text:span text:style-name="OrgSrcDefault0229">#CC99CC</text:span><text:s/><text:span text:style-name="OrgSrcDefault0230">#CC99FF</text:span></text:p>
      <text:p text:style-name="OrgSrcBlock"><text:span text:style-name="OrgSrcDefault0231">#CCCC00</text:span><text:s/><text:span text:style-name="OrgSrcDefault0232">#CCCC33</text:span><text:s/><text:span text:style-name="OrgSrcDefault0233">#CCCC66</text:span><text:s/><text:span text:style-name="OrgSrcDefault0234">#CCCC99</text:span><text:s/><text:span text:style-name="OrgSrcDefault0043">#CCCCCC</text:span><text:s/><text:span text:style-name="OrgSrcDefault0235">#CCCCFF</text:span></text:p>
      <text:p text:style-name="OrgSrcBlock"><text:span text:style-name="OrgSrcDefault0236">#CCFF00</text:span><text:s/><text:span text:style-name="OrgSrcDefault0237">#CCFF33</text:span><text:s/><text:span text:style-name="OrgSrcDefault0238">#CCFF66</text:span><text:s/><text:span text:style-name="OrgSrcDefault0239">#CCFF99</text:span><text:s/><text:span text:style-name="OrgSrcDefault0240">#CCFFCC</text:span><text:s/><text:span text:style-name="OrgSrcDefault0241">#CCFFFF</text:span></text:p>
      <text:p text:style-name="OrgSrcBlock"/>
      <text:p text:style-name="OrgSrcBlock"><text:span text:style-name="OrgSrcDefault0039">#FF0000</text:span><text:s/><text:span text:style-name="OrgSrcDefault0242">#FF0033</text:span><text:s/><text:span text:style-name="OrgSrcDefault0243">#FF0066</text:span><text:s/><text:span text:style-name="OrgSrcDefault0244">#FF0099</text:span><text:s/><text:span text:style-name="OrgSrcDefault0245">#FF00CC</text:span><text:s/><text:span text:style-name="OrgSrcDefault0246">#FF00FF</text:span></text:p>
      <text:p text:style-name="OrgSrcBlock"><text:span text:style-name="OrgSrcDefault0247">#FF3300</text:span><text:s/><text:span text:style-name="OrgSrcDefault0248">#FF3333</text:span><text:s/><text:span text:style-name="OrgSrcDefault0249">#FF3366</text:span><text:s/><text:span text:style-name="OrgSrcDefault0250">#FF3399</text:span><text:s/><text:span text:style-name="OrgSrcDefault0044">#FF33CC</text:span><text:s/><text:span text:style-name="OrgSrcDefault0251">#FF33FF</text:span></text:p>
      <text:p text:style-name="OrgSrcBlock"><text:span text:style-name="OrgSrcDefault0048">#FF6600</text:span><text:s/><text:span text:style-name="OrgSrcDefault0252">#FF6633</text:span><text:s/><text:span text:style-name="OrgSrcDefault0253">#FF6666</text:span><text:s/><text:span text:style-name="OrgSrcDefault0254">#FF6699</text:span><text:s/><text:span text:style-name="OrgSrcDefault0255">#FF66CC</text:span><text:s/><text:span text:style-name="OrgSrcDefault0256">#FF66FF</text:span></text:p>
      <text:p text:style-name="OrgSrcBlock"><text:span text:style-name="OrgSrcDefault0040">#FF9900</text:span><text:s/><text:span text:style-name="OrgSrcDefault0257">#FF9933</text:span><text:s/><text:span text:style-name="OrgSrcDefault0258">#FF9966</text:span><text:s/><text:span text:style-name="OrgSrcDefault0259">#FF9999</text:span><text:s/><text:span text:style-name="OrgSrcDefault0260">#FF99CC</text:span><text:s/><text:span text:style-name="OrgSrcDefault0261">#FF99FF</text:span></text:p>
      <text:p text:style-name="OrgSrcBlock"><text:span text:style-name="OrgSrcDefault0262">#FFCC00</text:span><text:s/><text:span text:style-name="OrgSrcDefault0263">#FFCC33</text:span><text:s/><text:span text:style-name="OrgSrcDefault0020">#FFCC66</text:span><text:s/><text:span text:style-name="OrgSrcDefault0264">#FFCC99</text:span><text:s/><text:span text:style-name="OrgSrcDefault0265">#FFCCCC</text:span><text:s/><text:span text:style-name="OrgSrcDefault0266">#FFCCFF</text:span></text:p>
      <text:p text:style-name="OrgSrcBlockLastLine"><text:span text:style-name="OrgSrcDefault0267">#FFFF00</text:span><text:s/><text:span text:style-name="OrgSrcDefault0268">#FFFF33</text:span><text:s/><text:span text:style-name="OrgSrcDefault0269">#FFFF66</text:span><text:s/><text:span text:style-name="OrgSrcDefault0270">#FFFF99</text:span><text:s/><text:span text:style-name="OrgSrcDefault0271">#FFFFCC</text:span><text:s/><text:span text:style-name="OrgSrcDefault0017">#FFFFFF</text:span></text:p>
      <text:h text:style-name="Heading_20_2" text:outline-level="2" text:is-list-header="false">
<text:bookmark-start text:name="OrgXref.org91e245e"/>
<text:bookmark text:name="org91e245e"/>[volatile-highlights] コピペした領域を強調
<text:bookmark-end text:name="OrgXref.org91e245e"/></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text:span text:style-name="OrgSrcFontLockStringFace">"</text:span><text:span text:style-name="OrgSrcDefault0272">#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3">#F8D3D7</text:span><text:span text:style-name="OrgSrcFontLockStringFace">"</text:span><text:s/><text:span text:style-name="OrgSrcFontLockStringFace">"</text:span><text:span text:style-name="OrgSrcDefault0274">#F2DAE1</text:span><text:span text:style-name="OrgSrcFontLockStringFace">"</text:span><text:s/><text:span text:style-name="OrgSrcFontLockStringFace">"</text:span><text:span text:style-name="OrgSrcDefault0275">#EBE0EB</text:span><text:span text:style-name="OrgSrcFontLockStringFace">"</text:span><text:s/><text:span text:style-name="OrgSrcFontLockStringFace">"</text:span><text:span text:style-name="OrgSrcDefault0276">#E5E7F5</text:span><text:span text:style-name="OrgSrcFontLockStringFace">"</text:span><text:s/><text:span text:style-name="OrgSrcFontLockStringFace">"</text:span><text:span text:style-name="OrgSrcDefault0078">#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2">#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1" text:outline-level="1" text:is-list-header="false">
<text:bookmark-start text:name="OrgXref.orgddf1c8e"/>
<text:bookmark text:name="orgddf1c8e"/>ユーティリティ関数
<text:bookmark-end text:name="OrgXref.orgddf1c8e"/></text:h>
      <text:h text:style-name="Heading_20_2" text:outline-level="2" text:is-list-header="false">
<text:bookmark-start text:name="OrgXref.org26cf13a"/>
<text:bookmark text:name="org26cf13a"/>[pomodoro.el] ポモドーロの実践
<text:bookmark-end text:name="OrgXref.org26cf13a"/></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gt;"</text:span>)</text:p>
      <text:p text:style-name="OrgSrcBlock"><text:s/><text:s/><text:s/><text:s/>(<text:span text:style-name="OrgSrcFontLockKeywordFace">setq</text:span><text:s/>pomodoro:mode-line-long-rest-sign<text:s/><text:span text:style-name="OrgSrcFontLockStringFace">"休"</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7">#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8">#8248c4</text:span><text:span text:style-name="OrgSrcFontLockStringFace">"</text:span><text:s/><text:span text:style-name="OrgSrcFontLockBuiltinFace">:bold</text:span><text:s/>t))))</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79">#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0">#00B80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00B800</text:span><text:span text:style-name="OrgSrcFontLockStringFace">"</text:span><text:s/><text:span text:style-name="OrgSrcFontLockBuiltinFace">:bold</text:span><text:s/>t)))))</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KeywordFace">interactive</text:span>)</text:p>
      <text:p text:style-name="OrgSrcBlock"><text:s/><text:s/><text:s/><text:s/><text:s/><text:s/>(message<text:s/>(format<text:s/><text:span text:style-name="OrgSrcFontLockStringFace">"[Pomodoro]<text:s/>Remaining:<text:s/>%s<text:s/>|<text:s/>Count:<text:s/>%d"</text:span></text:p>
      <text:p text:style-name="OrgSrcBlock"><text:s/><text:s/><text:s/><text:s/><text:s/><text:s/><text:s/><text:s/><text:s/><text:s/><text:s/><text:s/><text:s/><text:s/><text:s/><text:s/><text:s/><text:s/><text:s/><text:s/><text:s/><text:s/><text:s/>(pomodoro:time-to-string<text:s/>pomodoro:remainder-seconds)</text:p>
      <text:p text:style-name="OrgSrcBlock"><text:s/><text:s/><text:s/><text:s/><text:s/><text:s/><text:s/><text:s/><text:s/><text:s/><text:s/><text:s/><text:s/><text:s/><text:s/><text:s/><text:s/><text:s/><text:s/><text:s/><text:s/><text:s/><text:s/>pomodoro:work-count)))</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message<text:s/>\""</text:span></text:p>
      <text:p text:style-name="OrgSrcBlock"><text:s/><text:s/><text:s/><text:s/><text:s/><text:s/><text:s/><text:s/><text:s/><text:s/><text:s/><text:s/><text:s/><text:s/><text:s/><text:s/><text:s/><text:span text:style-name="OrgSrcFontLockStringFace">"DONE!<text:s/>This<text:s/>time<text:s/>slot<text:s/>has<text:s/>been<text:s/>finished!\""</text:span>)))</text:p>
      <text:p text:style-name="OrgSrcBlockLastLine"><text:s/><text:s/><text:s/><text:s/><text:s/><text:s/>(add-hook<text:s/>'pomodoro:finish-work-hook<text:s/>'my:pomodoro-notify))))</text:p>
      <text:h text:style-name="Heading_20_2" text:outline-level="2" text:is-list-header="false">
<text:bookmark-start text:name="OrgXref.orgcd0779b"/>
<text:bookmark text:name="orgcd0779b"/>カレントバッファのあるディレクトリをターミナルで表示
<text:bookmark-end text:name="OrgXref.orgcd0779b"/></text:h>
      <text:p text:style-name="OrgSrcBlock">(<text:span text:style-name="OrgSrcFontLockKeywordFace">with-eval-after-load</text:span><text:s/><text:span text:style-name="OrgSrcFontLockStringFace">"helm-config"</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723a2a0"/>
<text:bookmark text:name="org723a2a0"/>[google-this.el] 単語をグーグル検索
<text:bookmark-end text:name="OrgXref.org723a2a0"/></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0f65d1e"/>
<text:bookmark text:name="org0f65d1e"/>[lingr.el] チャットルームに参加
<text:bookmark-end text:name="OrgXref.org0f65d1e"/></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4b11932"/>
<text:bookmark text:name="org4b11932"/><text:span text:style-name="OrgTodo">TODO</text:span> [password-store.el] パスワード管理
<text:bookmark-end text:name="OrgXref.org4b11932"/></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ith-eval-after-load</text:span><text:s/><text:span text:style-name="OrgSrcFontLockStringFace">"helm-config"</text:span></text:p>
      <text:p text:style-name="OrgSrcBlock"><text:s/><text:s/><text:s/><text:s/><text:s/><text:s/>(<text:span text:style-name="OrgSrcFontLockKeywordFace">when</text:span><text:s/>(autoload-if-found</text:p>
      <text:p text:style-name="OrgSrcBlock"><text:s/><text:s/><text:s/><text:s/><text:s/><text:s/><text:s/><text:s/><text:s/><text:s/><text:s/><text:s/><text:s/>'helm-pass</text:p>
      <text:p text:style-name="OrgSrcBlock"><text:s/><text:s/><text:s/><text:s/><text:s/><text:s/><text:s/><text:s/><text:s/><text:s/><text:s/><text:s/><text:s/><text:span text:style-name="OrgSrcFontLockStringFace">"helm-pass"</text:span><text:s/>nil<text:s/>t)</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5b24cfc"/>
<text:bookmark text:name="org5b24cfc"/>[multi-term.el] ターミナル
<text:bookmark-end text:name="OrgXref.org5b24cfc"/></text:h>
      <text:p text:style-name="Text_20_body">たまに使いたくなるので一応．<text:line-break/></text:p>
      <text:p text:style-name="OrgSrcBlock">(eval-after-autoload-if-found</text:p>
      <text:p text:style-name="OrgSrcBlock"><text:s/>'(multi-term)<text:s/><text:span text:style-name="OrgSrcFontLockStringFace">"multi-term"</text:span><text:s/>nil<text:s/>t<text:s/>nil</text:p>
      <text:p text:style-name="OrgSrcBlock"><text:s/>'((setenv<text:s/><text:span text:style-name="OrgSrcFontLockStringFace">"HOSTTYPE"</text:span><text:s/><text:span text:style-name="OrgSrcFontLockStringFace">"intel-mac"</text:span>)</text:p>
      <text:p text:style-name="OrgSrcBlockLastLine"><text:s/><text:s/><text:s/>(my:night-theme)))</text:p>
      <text:p text:style-name="OrgSrcBlockLastLine">(eval-after-autoload-if-found<text:s/>'(multi-term)<text:s/><text:span text:style-name="OrgSrcFontLockStringFace">"multi-term"</text:span><text:s/>nil<text:s/>t)</text:p>
      <text:h text:style-name="Heading_20_2" text:outline-level="2" text:is-list-header="false">
<text:bookmark-start text:name="OrgXref.org83f9dcc"/>
<text:bookmark text:name="org83f9dcc"/>[osx-lib.el] OSX用ユーティリティ<text:tab/><text:span text:style-name="OrgTags">[<text:span text:style-name="OrgTag">Mac</text:span>]</text:span>
<text:bookmark-end text:name="OrgXref.org83f9dcc"/></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6e6c0ab"/>
<text:bookmark text:name="org6e6c0ab"/>iterm2 を Emacs から呼び出したい<text:tab/><text:span text:style-name="OrgTags">[<text:span text:style-name="OrgTag">Mac</text:span>]</text:span>
<text:bookmark-end text:name="OrgXref.org6e6c0ab"/></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OrgSrcBlock">(<text:span text:style-name="OrgSrcFontLockKeywordFace">defun</text:span><text:s/><text:span text:style-name="OrgSrcFontLockFunctionNameFace">cmd-to-open-iterm2</text:span><text:s/>()</text:p>
      <text:p text:style-name="OrgSrcBlock"><text:s/><text:s/>(<text:span text:style-name="OrgSrcFontLockKeywordFace">interactive</text:span>)</text:p>
      <text:p text:style-name="OrgSrcBlock"><text:s/><text:s/>(shell-command-to-string<text:s/><text:span text:style-name="OrgSrcFontLockStringFace">"open<text:s/>-a<text:s/>iTerm2.app"</text:span>))</text:p>
      <text:p text:style-name="OrgSrcBlock">(global-set-key<text:s/>(kbd<text:s/><text:span text:style-name="OrgSrcFontLockStringFace">"C-M-i"</text:span>)<text:s/>#'cmd-to-open-iterm2)</text:p>
      <text:p text:style-name="OrgSrcBlock"/>
      <text:p text:style-name="OrgSrcBlock">(<text:span text:style-name="OrgSrcFontLockKeywordFace">with-eval-after-load</text:span><text:s/><text:span text:style-name="OrgSrcFontLockStringFace">"flyspell"</text:span></text:p>
      <text:p text:style-name="OrgSrcBlockLastLine"><text:s/><text:s/>(define-key<text:s/>flyspell-mode-map<text:s/>(kbd<text:s/><text:span text:style-name="OrgSrcFontLockStringFace">"C-M-i"</text:span>)<text:s/>#'cmd-to-open-iterm2))</text:p>
      <text:h text:style-name="Heading_20_2" text:outline-level="2" text:is-list-header="false">
<text:bookmark-start text:name="OrgXref.orgc8c4681"/>
<text:bookmark text:name="orgc8c4681"/>[utility.el] 自作してテスト中の便利関数群
<text:bookmark-end text:name="OrgXref.orgc8c4681"/></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org87eca8a"/>
<text:bookmark text:name="org87eca8a"/>おわりに
<text:bookmark-end text:name="OrgXref.org87eca8a"/></text:h>
      <text:p text:style-name="Text_20_body">以上が，私の <text:span text:style-name="OrgCode">init.el</text:span> とその説明です．<text:line-break/></text:p>
      <text:p text:style-name="OrgSrcBlockLastLine">(<text:span text:style-name="OrgSrcFontLockKeywordFace">provide</text:span><text:s/>'<text:span text:style-name="OrgSrcFontLockConstantFace">init</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My:FaceB3" style:family="text">
      <style:text-properties fo:color="#000000"/>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483d8b"/>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8-05T10:06:50</dc:date>
    <meta:creation-date>2017-08-05T10:06:50</meta:creation-date>
    <meta:generator>Emacs 25.2.1 (Org mode 9.0)</meta:generator>
    <meta:keyword/>
    <dc:subject/>
    <dc:title>Configurations for GNU Emacs</dc:title>
  </office:meta>
</office:document-meta>
</file>